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2571in"/>
    </style:style>
    <style:style style:name="co8" style:family="table-column">
      <style:table-column-properties fo:break-before="auto" style:column-width="1.1047in"/>
    </style:style>
    <style:style style:name="co9" style:family="table-column">
      <style:table-column-properties fo:break-before="auto" style:column-width="0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4" style:family="table-cell" style:parent-style-name="Accent_20_3" style:data-style-name="N2"/>
    <style:style style:name="ce6" style:family="table-cell" style:parent-style-name="Good" style:data-style-name="N2"/>
    <style:style style:name="ce7" style:family="table-cell" style:parent-style-name="Bad" style:data-style-name="N2"/>
    <style:style style:name="ce5" style:family="table-cell" style:parent-style-name="Accent_20_3" style:data-style-name="N1"/>
    <style:style style:name="ce14" style:family="table-cell" style:parent-style-name="Default">
      <style:map style:condition="is-true-formula([.D385]=MIN([.$B385];[.$C385];[.$G311]))" style:apply-style-name="Good" style:base-cell-address="Sheet1.C312"/>
    </style:style>
    <style:style style:name="ce13" style:family="table-cell" style:parent-style-name="Default" style:data-style-name="N2">
      <style:map style:condition="is-true-formula([.D385]=MIN([.$B385];[.$C385];[.$G311]))" style:apply-style-name="Good" style:base-cell-address="Sheet1.C312"/>
    </style:style>
    <style:style style:name="ce16" style:family="table-cell" style:parent-style-name="Default" style:data-style-name="N2">
      <style:map style:condition="is-true-formula([.C459]=MIN([.$B459];[.$C459];[.$G385]))" style:apply-style-name="Good" style:base-cell-address="Sheet1.C385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91.03" calcext:value-type="float">
            <text:p>191.0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196.48" calcext:value-type="float">
            <text:p>196.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89.24" calcext:value-type="float">
            <text:p>189.2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95.01" calcext:value-type="float">
            <text:p>195.01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200.91" calcext:value-type="float">
            <text:p>200.9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249.92" calcext:value-type="float">
            <text:p>249.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94.04" calcext:value-type="float">
            <text:p>194.0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18.32" calcext:value-type="float">
            <text:p>218.32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93.42" calcext:value-type="float">
            <text:p>193.4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94.59" calcext:value-type="float">
            <text:p>194.5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195.01" calcext:value-type="float">
            <text:p>195.0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85.41" calcext:value-type="float">
            <text:p>185.4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94.04" calcext:value-type="float">
            <text:p>194.0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195.5" calcext:value-type="float">
            <text:p>195.5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88.11" calcext:value-type="float">
            <text:p>188.1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:.B7])" office:value-type="float" office:value="193.742" calcext:value-type="float">
            <text:p>193.74</text:p>
          </table:table-cell>
          <table:table-cell table:style-name="Accent_20_3" table:formula="of:=AVERAGE([.C3:.C7])" office:value-type="float" office:value="72" calcext:value-type="float">
            <text:p>7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:.F7])" office:value-type="float" office:value="201.244" calcext:value-type="float">
            <text:p>201.24</text:p>
          </table:table-cell>
          <table:table-cell table:style-name="Accent_20_3" table:formula="of:=AVERAGE([.G3:.G7])" office:value-type="float" office:value="71.2" calcext:value-type="float">
            <text:p>71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3:.J7])" office:value-type="float" office:value="201.22" calcext:value-type="float">
            <text:p>201.22</text:p>
          </table:table-cell>
          <table:table-cell table:style-name="Accent_20_3" table:formula="of:=AVERAGE([.K3:.K7])" office:value-type="float" office:value="155" calcext:value-type="float">
            <text:p>155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:.B7])" office:value-type="float" office:value="191.03" calcext:value-type="float">
            <text:p>191.0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:.F7])" office:value-type="float" office:value="195.01" calcext:value-type="float">
            <text:p>195.01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3:.J7])" office:value-type="float" office:value="185.41" calcext:value-type="float">
            <text:p>185.41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:.B7])" office:value-type="float" office:value="195.01" calcext:value-type="float">
            <text:p>195.01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:.F7])" office:value-type="float" office:value="218.32" calcext:value-type="float">
            <text:p>218.32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3:.J7])" office:value-type="float" office:value="249.92" calcext:value-type="float">
            <text:p>249.9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90.44" calcext:value-type="float">
            <text:p>690.44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15.89" calcext:value-type="float">
            <text:p>615.89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23.33" calcext:value-type="float">
            <text:p>423.3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80.58" calcext:value-type="float">
            <text:p>680.58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17.74" calcext:value-type="float">
            <text:p>617.7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07.28" calcext:value-type="float">
            <text:p>407.2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77.51" calcext:value-type="float">
            <text:p>677.51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18.51" calcext:value-type="float">
            <text:p>618.51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04.05" calcext:value-type="float">
            <text:p>404.0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80" calcext:value-type="float">
            <text:p>680.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17.55" calcext:value-type="float">
            <text:p>617.5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08.42" calcext:value-type="float">
            <text:p>408.4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92.39" calcext:value-type="float">
            <text:p>692.39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29.49" calcext:value-type="float">
            <text:p>629.49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15.93" calcext:value-type="float">
            <text:p>415.9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5:.B19])" office:value-type="float" office:value="684.184" calcext:value-type="float">
            <text:p>684.18</text:p>
          </table:table-cell>
          <table:table-cell table:style-name="Accent_20_3" table:formula="of:=AVERAGE([.C15:.C19])" office:value-type="float" office:value="361.4" calcext:value-type="float">
            <text:p>361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5:.F19])" office:value-type="float" office:value="619.836" calcext:value-type="float">
            <text:p>619.84</text:p>
          </table:table-cell>
          <table:table-cell table:style-name="Accent_20_3" table:formula="of:=AVERAGE([.G15:.G19])" office:value-type="float" office:value="352.2" calcext:value-type="float">
            <text:p>352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5:.J19])" office:value-type="float" office:value="411.802" calcext:value-type="float">
            <text:p>411.80</text:p>
          </table:table-cell>
          <table:table-cell table:style-name="Accent_20_3" table:formula="of:=AVERAGE([.K15:.K19])" office:value-type="float" office:value="240.2" calcext:value-type="float">
            <text:p>240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5:.B19])" office:value-type="float" office:value="677.51" calcext:value-type="float">
            <text:p>677.51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5:.F19])" office:value-type="float" office:value="615.89" calcext:value-type="float">
            <text:p>615.89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5:.J19])" office:value-type="float" office:value="404.05" calcext:value-type="float">
            <text:p>404.0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5:.B19])" office:value-type="float" office:value="692.39" calcext:value-type="float">
            <text:p>692.3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5:.F19])" office:value-type="float" office:value="629.49" calcext:value-type="float">
            <text:p>629.4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5:.J19])" office:value-type="float" office:value="423.33" calcext:value-type="float">
            <text:p>423.3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90.67" calcext:value-type="float">
            <text:p>290.67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051.72" calcext:value-type="float">
            <text:p>3051.72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860.04" calcext:value-type="float">
            <text:p>1860.04</text:p>
          </table:table-cell>
          <table:table-cell office:value-type="float" office:value="2684" calcext:value-type="float">
            <text:p>2684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299.85" calcext:value-type="float">
            <text:p>299.8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62.63" calcext:value-type="float">
            <text:p>3062.6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938.61" calcext:value-type="float">
            <text:p>1938.61</text:p>
          </table:table-cell>
          <table:table-cell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95.02" calcext:value-type="float">
            <text:p>295.02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010.57" calcext:value-type="float">
            <text:p>3010.5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860.12" calcext:value-type="float">
            <text:p>1860.12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97.24" calcext:value-type="float">
            <text:p>297.24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038.28" calcext:value-type="float">
            <text:p>3038.28</text:p>
          </table:table-cell>
          <table:table-cell office:value-type="float" office:value="2865" calcext:value-type="float">
            <text:p>2865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899.63" calcext:value-type="float">
            <text:p>1899.63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96.87" calcext:value-type="float">
            <text:p>296.87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056.34" calcext:value-type="float">
            <text:p>3056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25.78" calcext:value-type="float">
            <text:p>1925.78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7:.B31])" office:value-type="float" office:value="295.93" calcext:value-type="float">
            <text:p>295.93</text:p>
          </table:table-cell>
          <table:table-cell table:style-name="Accent_20_3" table:formula="of:=AVERAGE([.C27:.C31])" office:value-type="float" office:value="328.4" calcext:value-type="float">
            <text:p>328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27:.F31])" office:value-type="float" office:value="3043.908" calcext:value-type="float">
            <text:p>3043.91</text:p>
          </table:table-cell>
          <table:table-cell table:style-name="Accent_20_3" table:formula="of:=AVERAGE([.G27:.G31])" office:value-type="float" office:value="3453" calcext:value-type="float">
            <text:p>3453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27:.J31])" office:value-type="float" office:value="1896.836" calcext:value-type="float">
            <text:p>1896.84</text:p>
          </table:table-cell>
          <table:table-cell table:style-name="Accent_20_3" table:formula="of:=AVERAGE([.K27:.K31])" office:value-type="float" office:value="2639.8" calcext:value-type="float">
            <text:p>2639.8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27:.B31])" office:value-type="float" office:value="290.67" calcext:value-type="float">
            <text:p>290.6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27:.F31])" office:value-type="float" office:value="3010.57" calcext:value-type="float">
            <text:p>3010.5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27:.J31])" office:value-type="float" office:value="1860.04" calcext:value-type="float">
            <text:p>1860.04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27:.B31])" office:value-type="float" office:value="299.85" calcext:value-type="float">
            <text:p>299.8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27:.F31])" office:value-type="float" office:value="3062.63" calcext:value-type="float">
            <text:p>3062.6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27:.J31])" office:value-type="float" office:value="1938.61" calcext:value-type="float">
            <text:p>1938.6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72.13" calcext:value-type="float">
            <text:p>1472.13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101.95" calcext:value-type="float">
            <text:p>1101.95</text:p>
          </table:table-cell>
          <table:table-cell office:value-type="float" office:value="2568" calcext:value-type="float">
            <text:p>256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00.03" calcext:value-type="float">
            <text:p>1400.0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043.54" calcext:value-type="float">
            <text:p>1043.54</text:p>
          </table:table-cell>
          <table:table-cell office:value-type="float" office:value="2604" calcext:value-type="float">
            <text:p>2604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04.55" calcext:value-type="float">
            <text:p>1404.55</text:p>
          </table:table-cell>
          <table:table-cell office:value-type="float" office:value="3297" calcext:value-type="float">
            <text:p>3297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088.43" calcext:value-type="float">
            <text:p>1088.43</text:p>
          </table:table-cell>
          <table:table-cell office:value-type="float" office:value="1592" calcext:value-type="float">
            <text:p>1592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382.34" calcext:value-type="float">
            <text:p>1382.3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057.58" calcext:value-type="float">
            <text:p>1057.58</text:p>
          </table:table-cell>
          <table:table-cell office:value-type="float" office:value="2370" calcext:value-type="float">
            <text:p>237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23.24" calcext:value-type="float">
            <text:p>1423.24</text:p>
          </table:table-cell>
          <table:table-cell office:value-type="float" office:value="2428" calcext:value-type="float">
            <text:p>2428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095.16" calcext:value-type="float">
            <text:p>1095.16</text:p>
          </table:table-cell>
          <table:table-cell office:value-type="float" office:value="1430" calcext:value-type="float">
            <text:p>143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9:.B43])" office:value-type="float" office:value="1416.458" calcext:value-type="float">
            <text:p>1416.46</text:p>
          </table:table-cell>
          <table:table-cell table:style-name="ce5" table:formula="of:=AVERAGE([.C39:.C43])" office:value-type="float" office:value="2958.2" calcext:value-type="float">
            <text:p>295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9:.F43])" office:value-type="float" office:value="1077.332" calcext:value-type="float">
            <text:p>1077.33</text:p>
          </table:table-cell>
          <table:table-cell table:style-name="Accent_20_3" table:formula="of:=AVERAGE([.G39:.G43])" office:value-type="float" office:value="2112.8" calcext:value-type="float">
            <text:p>2112.8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9:.B43])" office:value-type="float" office:value="1382.34" calcext:value-type="float">
            <text:p>1382.3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9:.F43])" office:value-type="float" office:value="1043.54" calcext:value-type="float">
            <text:p>1043.54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9:.B43])" office:value-type="float" office:value="1472.13" calcext:value-type="float">
            <text:p>1472.1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9:.F43])" office:value-type="float" office:value="1101.95" calcext:value-type="float">
            <text:p>1101.9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Standard/no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2" office:value-type="float" office:value="193.742" calcext:value-type="float">
            <text:p>193.74</text:p>
          </table:table-cell>
          <table:table-cell table:style-name="ce2" table:formula="of:=100*([.C50]-[.B50])/[.B50]" office:value-type="float" office:value="1.41967230277968" calcext:value-type="float">
            <text:p>1.42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E50]-[.B50])/[.B50]" office:value-type="float" office:value="2.08344239124744" calcext:value-type="float">
            <text:p>2.0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2" office:value-type="float" office:value="201.244" calcext:value-type="float">
            <text:p>201.24</text:p>
          </table:table-cell>
          <table:table-cell table:style-name="ce2" table:formula="of:=100*([.C51]-[.B51])/[.B51]" office:value-type="float" office:value="3.1967591405569" calcext:value-type="float">
            <text:p>3.20</text:p>
          </table:table-cell>
          <table:table-cell table:style-name="ce2" office:value-type="float" office:value="218.32" calcext:value-type="float">
            <text:p>218.32</text:p>
          </table:table-cell>
          <table:table-cell table:style-name="ce2" table:formula="of:=100*([.E51]-[.B51])/[.B51]" office:value-type="float" office:value="11.9532331675299" calcext:value-type="float">
            <text:p>11.95</text:p>
          </table:table-cell>
          <table:table-cell table:style-name="ce9" office:value-type="float" office:value="71.2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2" office:value-type="float" office:value="201.22" calcext:value-type="float">
            <text:p>201.22</text:p>
          </table:table-cell>
          <table:table-cell table:style-name="ce2" table:formula="of:=100*([.C52]-[.B52])/[.B52]" office:value-type="float" office:value="8.52704816352948" calcext:value-type="float">
            <text:p>8.53</text:p>
          </table:table-cell>
          <table:table-cell table:style-name="ce2" office:value-type="float" office:value="249.92" calcext:value-type="float">
            <text:p>249.92</text:p>
          </table:table-cell>
          <table:table-cell table:style-name="ce2" table:formula="of:=100*([.E52]-[.B52])/[.B52]" office:value-type="float" office:value="34.7931611024217" calcext:value-type="float">
            <text:p>34.79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2" office:value-type="float" office:value="684.184" calcext:value-type="float">
            <text:p>684.18</text:p>
          </table:table-cell>
          <table:table-cell table:style-name="ce2" table:formula="of:=100*([.C53]-[.B53])/[.B53]" office:value-type="float" office:value="0.985077711030092" calcext:value-type="float">
            <text:p>0.99</text:p>
          </table:table-cell>
          <table:table-cell table:style-name="ce2" office:value-type="float" office:value="692.39" calcext:value-type="float">
            <text:p>692.39</text:p>
          </table:table-cell>
          <table:table-cell table:style-name="ce2" table:formula="of:=100*([.E53]-[.B53])/[.B53]" office:value-type="float" office:value="2.19627754571888" calcext:value-type="float">
            <text:p>2.20</text:p>
          </table:table-cell>
          <table:table-cell table:style-name="ce9" office:value-type="float" office:value="361.4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2" office:value-type="float" office:value="619.836" calcext:value-type="float">
            <text:p>619.84</text:p>
          </table:table-cell>
          <table:table-cell table:style-name="ce2" table:formula="of:=100*([.C54]-[.B54])/[.B54]" office:value-type="float" office:value="0.640698826089079" calcext:value-type="float">
            <text:p>0.64</text:p>
          </table:table-cell>
          <table:table-cell table:style-name="ce2" office:value-type="float" office:value="629.49" calcext:value-type="float">
            <text:p>629.49</text:p>
          </table:table-cell>
          <table:table-cell table:style-name="ce2" table:formula="of:=100*([.E54]-[.B54])/[.B54]" office:value-type="float" office:value="2.20818652681486" calcext:value-type="float">
            <text:p>2.21</text:p>
          </table:table-cell>
          <table:table-cell table:style-name="ce9" office:value-type="float" office:value="352.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2" office:value-type="float" office:value="411.802" calcext:value-type="float">
            <text:p>411.80</text:p>
          </table:table-cell>
          <table:table-cell table:style-name="ce2" table:formula="of:=100*([.C55]-[.B55])/[.B55]" office:value-type="float" office:value="1.9185744338572" calcext:value-type="float">
            <text:p>1.92</text:p>
          </table:table-cell>
          <table:table-cell table:style-name="ce2" office:value-type="float" office:value="423.33" calcext:value-type="float">
            <text:p>423.33</text:p>
          </table:table-cell>
          <table:table-cell table:style-name="ce2" table:formula="of:=100*([.E55]-[.B55])/[.B55]" office:value-type="float" office:value="4.77168667244152" calcext:value-type="float">
            <text:p>4.77</text:p>
          </table:table-cell>
          <table:table-cell table:style-name="ce9" office:value-type="float" office:value="240.2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2" office:value-type="float" office:value="295.93" calcext:value-type="float">
            <text:p>295.93</text:p>
          </table:table-cell>
          <table:table-cell table:style-name="ce2" table:formula="of:=100*([.C56]-[.B56])/[.B56]" office:value-type="float" office:value="1.80961227508859" calcext:value-type="float">
            <text:p>1.81</text:p>
          </table:table-cell>
          <table:table-cell table:style-name="ce2" office:value-type="float" office:value="299.85" calcext:value-type="float">
            <text:p>299.85</text:p>
          </table:table-cell>
          <table:table-cell table:style-name="ce2" table:formula="of:=100*([.E56]-[.B56])/[.B56]" office:value-type="float" office:value="3.15822066260708" calcext:value-type="float">
            <text:p>3.16</text:p>
          </table:table-cell>
          <table:table-cell table:style-name="ce9" office:value-type="float" office:value="328.4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2" office:value-type="float" office:value="3043.908" calcext:value-type="float">
            <text:p>3043.91</text:p>
          </table:table-cell>
          <table:table-cell table:style-name="ce2" table:formula="of:=100*([.C57]-[.B57])/[.B57]" office:value-type="float" office:value="1.10736505047218" calcext:value-type="float">
            <text:p>1.11</text:p>
          </table:table-cell>
          <table:table-cell table:style-name="ce2" office:value-type="float" office:value="3062.63" calcext:value-type="float">
            <text:p>3062.63</text:p>
          </table:table-cell>
          <table:table-cell table:style-name="ce2" table:formula="of:=100*([.E57]-[.B57])/[.B57]" office:value-type="float" office:value="1.72924064213753" calcext:value-type="float">
            <text:p>1.73</text:p>
          </table:table-cell>
          <table:table-cell table:style-name="ce9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2" office:value-type="float" office:value="1896.836" calcext:value-type="float">
            <text:p>1896.84</text:p>
          </table:table-cell>
          <table:table-cell table:style-name="ce2" table:formula="of:=100*([.C58]-[.B58])/[.B58]" office:value-type="float" office:value="1.97823702716071" calcext:value-type="float">
            <text:p>1.98</text:p>
          </table:table-cell>
          <table:table-cell table:style-name="ce2" office:value-type="float" office:value="1938.61" calcext:value-type="float">
            <text:p>1938.61</text:p>
          </table:table-cell>
          <table:table-cell table:style-name="ce2" table:formula="of:=100*([.E58]-[.B58])/[.B58]" office:value-type="float" office:value="4.22410270746865" calcext:value-type="float">
            <text:p>4.22</text:p>
          </table:table-cell>
          <table:table-cell table:style-name="ce9" office:value-type="float" office:value="2639.8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416.458" calcext:value-type="float">
            <text:p>1416.46</text:p>
          </table:table-cell>
          <table:table-cell table:style-name="ce2" table:formula="of:=100*([.C59]-[.B59])/[.B59]" office:value-type="float" office:value="2.46813374423081" calcext:value-type="float">
            <text:p>2.47</text:p>
          </table:table-cell>
          <table:table-cell table:style-name="ce2" office:value-type="float" office:value="1472.13" calcext:value-type="float">
            <text:p>1472.13</text:p>
          </table:table-cell>
          <table:table-cell table:style-name="ce2" table:formula="of:=100*([.E59]-[.B59])/[.B59]" office:value-type="float" office:value="6.49550761751814" calcext:value-type="float">
            <text:p>6.50</text:p>
          </table:table-cell>
          <table:table-cell table:style-name="ce9" office:value-type="float" office:value="2958.2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office:value-type="float" office:value="1077.332" calcext:value-type="float">
            <text:p>1077.332</text:p>
          </table:table-cell>
          <table:table-cell table:style-name="ce2" table:formula="of:=100*([.C60]-[.B60])/[.B60]" office:value-type="float" office:value="3.23820840600264" calcext:value-type="float">
            <text:p>3.24</text:p>
          </table:table-cell>
          <table:table-cell table:style-name="ce2" office:value-type="float" office:value="1101.95" calcext:value-type="float">
            <text:p>1101.95</text:p>
          </table:table-cell>
          <table:table-cell table:style-name="ce2" table:formula="of:=100*([.E60]-[.B60])/[.B60]" office:value-type="float" office:value="5.59729382678192" calcext:value-type="float">
            <text:p>5.60</text:p>
          </table:table-cell>
          <table:table-cell table:style-name="ce9" office:value-type="float" office:value="2112.8" calcext:value-type="float">
            <text:p>2113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50:.B60])" office:value-type="float" office:value="896.005454545455" calcext:value-type="float">
            <text:p>896.01</text:p>
          </table:table-cell>
          <table:table-cell table:style-name="ce4" table:formula="of:=AVERAGE([.C50:.C60])" office:value-type="float" office:value="912.953818181818" calcext:value-type="float">
            <text:p>912.95</text:p>
          </table:table-cell>
          <table:table-cell table:style-name="ce4" table:formula="of:=AVERAGE([.D50:.D60])" office:value-type="float" office:value="2.48085337098158" calcext:value-type="float">
            <text:p>2.48</text:p>
          </table:table-cell>
          <table:table-cell table:style-name="ce4" table:formula="of:=AVERAGE([.E50:.E60])" office:value-type="float" office:value="934.875454545455" calcext:value-type="float">
            <text:p>934.88</text:p>
          </table:table-cell>
          <table:table-cell table:style-name="ce4" table:formula="of:=AVERAGE([.F50:.F60])" office:value-type="float" office:value="7.20094116933523" calcext:value-type="float">
            <text:p>7.20</text:p>
          </table:table-cell>
          <table:table-cell table:style-name="ce5" table:formula="of:=AVERAGE([.G50:.G60])" office:value-type="float" office:value="1158.56363636364" calcext:value-type="float">
            <text:p>1159</text:p>
          </table:table-cell>
          <table:table-cell table:number-columns-repeated="4"/>
        </table:table-row>
        <table:table-row table:style-name="ro1" table:number-rows-repeated="18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+Swap starts here</text:p>
          </table:table-cell>
          <table:covered-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98.39" calcext:value-type="float">
            <text:p>198.3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229.95" calcext:value-type="float">
            <text:p>229.9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87.61" calcext:value-type="float">
            <text:p>187.6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90.83" calcext:value-type="float">
            <text:p>190.83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197.83" calcext:value-type="float">
            <text:p>197.83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187.61" calcext:value-type="float">
            <text:p>187.6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94.04" calcext:value-type="float">
            <text:p>194.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25.86" calcext:value-type="float">
            <text:p>225.8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88.88" calcext:value-type="float">
            <text:p>188.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95.9" calcext:value-type="float">
            <text:p>195.90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203.01" calcext:value-type="float">
            <text:p>203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90.79" calcext:value-type="float">
            <text:p>190.7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95.89" calcext:value-type="float">
            <text:p>195.8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201.95" calcext:value-type="float">
            <text:p>201.95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88.11" calcext:value-type="float">
            <text:p>188.1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84:.B88])" office:value-type="float" office:value="195.01" calcext:value-type="float">
            <text:p>195.01</text:p>
          </table:table-cell>
          <table:table-cell table:style-name="Accent_20_3" table:formula="of:=AVERAGE([.C84:.C88])" office:value-type="float" office:value="63" calcext:value-type="float">
            <text:p>63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84:.F88])" office:value-type="float" office:value="211.72" calcext:value-type="float">
            <text:p>211.72</text:p>
          </table:table-cell>
          <table:table-cell table:style-name="Accent_20_3" table:formula="of:=AVERAGE([.G84:.G88])" office:value-type="float" office:value="70" calcext:value-type="float">
            <text:p>70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84:.J88])" office:value-type="float" office:value="188.6" calcext:value-type="float">
            <text:p>188.60</text:p>
          </table:table-cell>
          <table:table-cell table:style-name="Accent_20_3" table:formula="of:=AVERAGE([.K84:.K88])" office:value-type="float" office:value="154.2" calcext:value-type="float">
            <text:p>154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84:.B88])" office:value-type="float" office:value="190.83" calcext:value-type="float">
            <text:p>190.8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84:.F88])" office:value-type="float" office:value="197.83" calcext:value-type="float">
            <text:p>197.8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84:.J88])" office:value-type="float" office:value="187.61" calcext:value-type="float">
            <text:p>187.61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84:.B88])" office:value-type="float" office:value="198.39" calcext:value-type="float">
            <text:p>198.39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84:.F88])" office:value-type="float" office:value="229.95" calcext:value-type="float">
            <text:p>229.9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84:.J88])" office:value-type="float" office:value="190.79" calcext:value-type="float">
            <text:p>190.7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76.7" calcext:value-type="float">
            <text:p>676.70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23.31" calcext:value-type="float">
            <text:p>623.31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13.4" calcext:value-type="float">
            <text:p>413.4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81.32" calcext:value-type="float">
            <text:p>681.32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23.94" calcext:value-type="float">
            <text:p>623.9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11.91" calcext:value-type="float">
            <text:p>411.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83.14" calcext:value-type="float">
            <text:p>683.1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18.79" calcext:value-type="float">
            <text:p>618.79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11.01" calcext:value-type="float">
            <text:p>411.01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57.93" calcext:value-type="float">
            <text:p>657.9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13.88" calcext:value-type="float">
            <text:p>613.88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02.58" calcext:value-type="float">
            <text:p>402.5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67.19" calcext:value-type="float">
            <text:p>667.19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27.75" calcext:value-type="float">
            <text:p>627.7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09.27" calcext:value-type="float">
            <text:p>409.27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96:.B100])" office:value-type="float" office:value="673.256" calcext:value-type="float">
            <text:p>673.26</text:p>
          </table:table-cell>
          <table:table-cell table:style-name="Accent_20_3" table:formula="of:=AVERAGE([.C96:.C100])" office:value-type="float" office:value="329.6" calcext:value-type="float">
            <text:p>329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96:.F100])" office:value-type="float" office:value="621.534" calcext:value-type="float">
            <text:p>621.53</text:p>
          </table:table-cell>
          <table:table-cell table:style-name="Accent_20_3" table:formula="of:=AVERAGE([.G96:.G100])" office:value-type="float" office:value="297" calcext:value-type="float">
            <text:p>297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96:.J100])" office:value-type="float" office:value="409.634" calcext:value-type="float">
            <text:p>409.63</text:p>
          </table:table-cell>
          <table:table-cell table:style-name="Accent_20_3" table:formula="of:=AVERAGE([.K96:.K100])" office:value-type="float" office:value="313" calcext:value-type="float">
            <text:p>313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96:.B100])" office:value-type="float" office:value="657.93" calcext:value-type="float">
            <text:p>657.9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96:.F100])" office:value-type="float" office:value="613.88" calcext:value-type="float">
            <text:p>613.88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96:.J100])" office:value-type="float" office:value="402.58" calcext:value-type="float">
            <text:p>402.58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96:.B100])" office:value-type="float" office:value="683.14" calcext:value-type="float">
            <text:p>683.14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96:.F100])" office:value-type="float" office:value="627.75" calcext:value-type="float">
            <text:p>627.7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96:.J100])" office:value-type="float" office:value="413.4" calcext:value-type="float">
            <text:p>413.40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97.24" calcext:value-type="float">
            <text:p>297.2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023.23" calcext:value-type="float">
            <text:p>3023.23</text:p>
          </table:table-cell>
          <table:table-cell office:value-type="float" office:value="3557" calcext:value-type="float">
            <text:p>3557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852.52" calcext:value-type="float">
            <text:p>1852.5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311.37" calcext:value-type="float">
            <text:p>311.3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41.95" calcext:value-type="float">
            <text:p>3041.9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868.93" calcext:value-type="float">
            <text:p>1868.93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94.97" calcext:value-type="float">
            <text:p>294.97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087.61" calcext:value-type="float">
            <text:p>3087.6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866.31" calcext:value-type="float">
            <text:p>1866.31</text:p>
          </table:table-cell>
          <table:table-cell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97.24" calcext:value-type="float">
            <text:p>297.2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026.23" calcext:value-type="float">
            <text:p>3026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827.94" calcext:value-type="float">
            <text:p>1827.94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94.72" calcext:value-type="float">
            <text:p>294.72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050.5" calcext:value-type="float">
            <text:p>3050.50</text:p>
          </table:table-cell>
          <table:table-cell office:value-type="float" office:value="3312" calcext:value-type="float">
            <text:p>3312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04.51" calcext:value-type="float">
            <text:p>1904.5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08:.B112])" office:value-type="float" office:value="299.108" calcext:value-type="float">
            <text:p>299.11</text:p>
          </table:table-cell>
          <table:table-cell table:style-name="Accent_20_3" table:formula="of:=AVERAGE([.C108:.C112])" office:value-type="float" office:value="307.6" calcext:value-type="float">
            <text:p>307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08:.F112])" office:value-type="float" office:value="3045.904" calcext:value-type="float">
            <text:p>3045.90</text:p>
          </table:table-cell>
          <table:table-cell table:style-name="Accent_20_3" table:formula="of:=AVERAGE([.G108:.G112])" office:value-type="float" office:value="3533.8" calcext:value-type="float">
            <text:p>3533.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08:.J112])" office:value-type="float" office:value="1864.042" calcext:value-type="float">
            <text:p>1864.04</text:p>
          </table:table-cell>
          <table:table-cell table:style-name="Accent_20_3" table:formula="of:=AVERAGE([.K108:.K112])" office:value-type="float" office:value="3095.6" calcext:value-type="float">
            <text:p>3095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08:.B112])" office:value-type="float" office:value="294.72" calcext:value-type="float">
            <text:p>294.72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08:.F112])" office:value-type="float" office:value="3023.23" calcext:value-type="float">
            <text:p>3023.2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08:.J112])" office:value-type="float" office:value="1827.94" calcext:value-type="float">
            <text:p>1827.94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08:.B112])" office:value-type="float" office:value="311.37" calcext:value-type="float">
            <text:p>311.3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08:.F112])" office:value-type="float" office:value="3087.61" calcext:value-type="float">
            <text:p>3087.61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08:.J112])" office:value-type="float" office:value="1904.51" calcext:value-type="float">
            <text:p>1904.51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18.15" calcext:value-type="float">
            <text:p>1418.15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062.44" calcext:value-type="float">
            <text:p>1062.44</text:p>
          </table:table-cell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34.05" calcext:value-type="float">
            <text:p>1434.05</text:p>
          </table:table-cell>
          <table:table-cell office:value-type="float" office:value="2745" calcext:value-type="float">
            <text:p>2745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096.97" calcext:value-type="float">
            <text:p>1096.97</text:p>
          </table:table-cell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15.75" calcext:value-type="float">
            <text:p>1415.75</text:p>
          </table:table-cell>
          <table:table-cell office:value-type="float" office:value="2113" calcext:value-type="float">
            <text:p>2113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049.9" calcext:value-type="float">
            <text:p>1049.90</text:p>
          </table:table-cell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383.94" calcext:value-type="float">
            <text:p>1383.9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031.64" calcext:value-type="float">
            <text:p>1031.64</text:p>
          </table:table-cell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09.97" calcext:value-type="float">
            <text:p>1409.97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056.72" calcext:value-type="float">
            <text:p>1056.72</text:p>
          </table:table-cell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20:.B124])" office:value-type="float" office:value="1412.372" calcext:value-type="float">
            <text:p>1412.37</text:p>
          </table:table-cell>
          <table:table-cell table:style-name="Accent_20_3" table:formula="of:=AVERAGE([.C120:.C124])" office:value-type="float" office:value="2663.8" calcext:value-type="float">
            <text:p>2663.8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20:.F124])" office:value-type="float" office:value="1059.534" calcext:value-type="float">
            <text:p>1059.53</text:p>
          </table:table-cell>
          <table:table-cell table:style-name="Accent_20_3" table:formula="of:=AVERAGE([.G120:.G124])" office:value-type="float" office:value="2132.4" calcext:value-type="float">
            <text:p>2132.4</text:p>
          </table:table-cell>
          <table:table-cell table:number-columns-repeated="4"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20:.B124])" office:value-type="float" office:value="1383.94" calcext:value-type="float">
            <text:p>1383.9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20:.F124])" office:value-type="float" office:value="1031.64" calcext:value-type="float">
            <text:p>1031.64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20:.B124])" office:value-type="float" office:value="1434.05" calcext:value-type="float">
            <text:p>1434.0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20:.F124])" office:value-type="float" office:value="1096.97" calcext:value-type="float">
            <text:p>1096.97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+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0.83" calcext:value-type="float">
            <text:p>190.83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C133]-[.B133])/[.B133]" office:value-type="float" office:value="2.1904312739087" calcext:value-type="float">
            <text:p>2.19</text:p>
          </table:table-cell>
          <table:table-cell table:style-name="ce2" office:value-type="float" office:value="198.39" calcext:value-type="float">
            <text:p>198.39</text:p>
          </table:table-cell>
          <table:table-cell table:style-name="ce2" table:formula="of:=100*([.E133]-[.B133])/[.B133]" office:value-type="float" office:value="3.96164125137556" calcext:value-type="float">
            <text:p>3.96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7.83" calcext:value-type="float">
            <text:p>197.83</text:p>
          </table:table-cell>
          <table:table-cell table:style-name="ce2" office:value-type="float" office:value="211.72" calcext:value-type="float">
            <text:p>211.72</text:p>
          </table:table-cell>
          <table:table-cell table:style-name="ce2" table:formula="of:=100*([.C134]-[.B134])/[.B134]" office:value-type="float" office:value="7.0211798008391" calcext:value-type="float">
            <text:p>7.02</text:p>
          </table:table-cell>
          <table:table-cell table:style-name="ce2" office:value-type="float" office:value="229.95" calcext:value-type="float">
            <text:p>229.95</text:p>
          </table:table-cell>
          <table:table-cell table:style-name="ce2" table:formula="of:=100*([.E134]-[.B134])/[.B134]" office:value-type="float" office:value="16.2361623616236" calcext:value-type="float">
            <text:p>16.24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61" calcext:value-type="float">
            <text:p>187.61</text:p>
          </table:table-cell>
          <table:table-cell table:style-name="ce2" office:value-type="float" office:value="188.6" calcext:value-type="float">
            <text:p>188.60</text:p>
          </table:table-cell>
          <table:table-cell table:style-name="ce2" table:formula="of:=100*([.C135]-[.B135])/[.B135]" office:value-type="float" office:value="0.527690421619306" calcext:value-type="float">
            <text:p>0.53</text:p>
          </table:table-cell>
          <table:table-cell table:style-name="ce2" office:value-type="float" office:value="190.79" calcext:value-type="float">
            <text:p>190.79</text:p>
          </table:table-cell>
          <table:table-cell table:style-name="ce2" table:formula="of:=100*([.E135]-[.B135])/[.B135]" office:value-type="float" office:value="1.69500559671658" calcext:value-type="float">
            <text:p>1.70</text:p>
          </table:table-cell>
          <table:table-cell table:style-name="ce9" office:value-type="float" office:value="154.2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57.93" calcext:value-type="float">
            <text:p>657.93</text:p>
          </table:table-cell>
          <table:table-cell table:style-name="ce2" office:value-type="float" office:value="673.256" calcext:value-type="float">
            <text:p>673.26</text:p>
          </table:table-cell>
          <table:table-cell table:style-name="ce2" table:formula="of:=100*([.C136]-[.B136])/[.B136]" office:value-type="float" office:value="2.32942714270515" calcext:value-type="float">
            <text:p>2.33</text:p>
          </table:table-cell>
          <table:table-cell table:style-name="ce2" office:value-type="float" office:value="683.14" calcext:value-type="float">
            <text:p>683.14</text:p>
          </table:table-cell>
          <table:table-cell table:style-name="ce2" table:formula="of:=100*([.E136]-[.B136])/[.B136]" office:value-type="float" office:value="3.83171462009637" calcext:value-type="float">
            <text:p>3.83</text:p>
          </table:table-cell>
          <table:table-cell table:style-name="ce9" office:value-type="float" office:value="329.6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88" calcext:value-type="float">
            <text:p>613.88</text:p>
          </table:table-cell>
          <table:table-cell table:style-name="ce2" office:value-type="float" office:value="621.534" calcext:value-type="float">
            <text:p>621.53</text:p>
          </table:table-cell>
          <table:table-cell table:style-name="ce2" table:formula="of:=100*([.C137]-[.B137])/[.B137]" office:value-type="float" office:value="1.24682348341695" calcext:value-type="float">
            <text:p>1.25</text:p>
          </table:table-cell>
          <table:table-cell table:style-name="ce2" office:value-type="float" office:value="627.75" calcext:value-type="float">
            <text:p>627.75</text:p>
          </table:table-cell>
          <table:table-cell table:style-name="ce2" table:formula="of:=100*([.E137]-[.B137])/[.B137]" office:value-type="float" office:value="2.25939923112009" calcext:value-type="float">
            <text:p>2.26</text:p>
          </table:table-cell>
          <table:table-cell table:style-name="ce9"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2.58" calcext:value-type="float">
            <text:p>402.58</text:p>
          </table:table-cell>
          <table:table-cell table:style-name="ce2" office:value-type="float" office:value="409.634" calcext:value-type="float">
            <text:p>409.63</text:p>
          </table:table-cell>
          <table:table-cell table:style-name="ce2" table:formula="of:=100*([.C138]-[.B138])/[.B138]" office:value-type="float" office:value="1.75219832083065" calcext:value-type="float">
            <text:p>1.75</text:p>
          </table:table-cell>
          <table:table-cell table:style-name="ce2" office:value-type="float" office:value="413.4" calcext:value-type="float">
            <text:p>413.40</text:p>
          </table:table-cell>
          <table:table-cell table:style-name="ce2" table:formula="of:=100*([.E138]-[.B138])/[.B138]" office:value-type="float" office:value="2.687664563565" calcext:value-type="float">
            <text:p>2.69</text:p>
          </table:table-cell>
          <table:table-cell table:style-name="ce9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4.72" calcext:value-type="float">
            <text:p>294.72</text:p>
          </table:table-cell>
          <table:table-cell table:style-name="ce2" office:value-type="float" office:value="299.108" calcext:value-type="float">
            <text:p>299.11</text:p>
          </table:table-cell>
          <table:table-cell table:style-name="ce2" table:formula="of:=100*([.C139]-[.B139])/[.B139]" office:value-type="float" office:value="1.48887079261671" calcext:value-type="float">
            <text:p>1.49</text:p>
          </table:table-cell>
          <table:table-cell table:style-name="ce2" office:value-type="float" office:value="311.37" calcext:value-type="float">
            <text:p>311.37</text:p>
          </table:table-cell>
          <table:table-cell table:style-name="ce2" table:formula="of:=100*([.E139]-[.B139])/[.B139]" office:value-type="float" office:value="5.6494299674267" calcext:value-type="float">
            <text:p>5.65</text:p>
          </table:table-cell>
          <table:table-cell table:style-name="ce9" office:value-type="float" office:value="307.6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23" calcext:value-type="float">
            <text:p>3023.23</text:p>
          </table:table-cell>
          <table:table-cell table:style-name="ce2" office:value-type="float" office:value="3045.904" calcext:value-type="float">
            <text:p>3045.90</text:p>
          </table:table-cell>
          <table:table-cell table:style-name="ce2" table:formula="of:=100*([.C140]-[.B140])/[.B140]" office:value-type="float" office:value="0.749992557628761" calcext:value-type="float">
            <text:p>0.75</text:p>
          </table:table-cell>
          <table:table-cell table:style-name="ce2" office:value-type="float" office:value="3087.61" calcext:value-type="float">
            <text:p>3087.61</text:p>
          </table:table-cell>
          <table:table-cell table:style-name="ce2" table:formula="of:=100*([.E140]-[.B140])/[.B140]" office:value-type="float" office:value="2.12951049043573" calcext:value-type="float">
            <text:p>2.13</text:p>
          </table:table-cell>
          <table:table-cell table:style-name="ce9" office:value-type="float" office:value="3533.8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27.94" calcext:value-type="float">
            <text:p>1827.94</text:p>
          </table:table-cell>
          <table:table-cell table:style-name="ce2" office:value-type="float" office:value="1864.042" calcext:value-type="float">
            <text:p>1864.04</text:p>
          </table:table-cell>
          <table:table-cell table:style-name="ce2" table:formula="of:=100*([.C141]-[.B141])/[.B141]" office:value-type="float" office:value="1.97501012068229" calcext:value-type="float">
            <text:p>1.98</text:p>
          </table:table-cell>
          <table:table-cell table:style-name="ce2" office:value-type="float" office:value="1904.51" calcext:value-type="float">
            <text:p>1904.51</text:p>
          </table:table-cell>
          <table:table-cell table:style-name="ce2" table:formula="of:=100*([.E141]-[.B141])/[.B141]" office:value-type="float" office:value="4.1888683435999" calcext:value-type="float">
            <text:p>4.19</text:p>
          </table:table-cell>
          <table:table-cell table:style-name="ce9" office:value-type="float" office:value="3095.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3.94" calcext:value-type="float">
            <text:p>1383.94</text:p>
          </table:table-cell>
          <table:table-cell table:style-name="ce2" office:value-type="float" office:value="1412.372" calcext:value-type="float">
            <text:p>1412.37</text:p>
          </table:table-cell>
          <table:table-cell table:style-name="ce2" table:formula="of:=100*([.C142]-[.B142])/[.B142]" office:value-type="float" office:value="2.05442432475396" calcext:value-type="float">
            <text:p>2.05</text:p>
          </table:table-cell>
          <table:table-cell table:style-name="ce2" office:value-type="float" office:value="1434.05" calcext:value-type="float">
            <text:p>1434.05</text:p>
          </table:table-cell>
          <table:table-cell table:style-name="ce2" table:formula="of:=100*([.E142]-[.B142])/[.B142]" office:value-type="float" office:value="3.62082171192392" calcext:value-type="float">
            <text:p>3.62</text:p>
          </table:table-cell>
          <table:table-cell table:style-name="ce9" office:value-type="float" office:value="2663.8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64" calcext:value-type="float">
            <text:p>1031.64</text:p>
          </table:table-cell>
          <table:table-cell table:style-name="ce2" office:value-type="float" office:value="1059.534" calcext:value-type="float">
            <text:p>1059.53</text:p>
          </table:table-cell>
          <table:table-cell table:style-name="ce2" table:formula="of:=100*([.C143]-[.B143])/[.B143]" office:value-type="float" office:value="2.70385018029545" calcext:value-type="float">
            <text:p>2.70</text:p>
          </table:table-cell>
          <table:table-cell table:style-name="ce2" office:value-type="float" office:value="1096.97" calcext:value-type="float">
            <text:p>1096.97</text:p>
          </table:table-cell>
          <table:table-cell table:style-name="ce2" table:formula="of:=100*([.E143]-[.B143])/[.B143]" office:value-type="float" office:value="6.332635415455" calcext:value-type="float">
            <text:p>6.33</text:p>
          </table:table-cell>
          <table:table-cell table:style-name="ce9" office:value-type="float" office:value="2132.4" calcext:value-type="float">
            <text:p>2132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33:.B143])" office:value-type="float" office:value="892.011818181818" calcext:value-type="float">
            <text:p>892.01</text:p>
          </table:table-cell>
          <table:table-cell table:style-name="ce4" table:formula="of:=AVERAGE([.C133:.C143])" office:value-type="float" office:value="907.337636363636" calcext:value-type="float">
            <text:p>907.34</text:p>
          </table:table-cell>
          <table:table-cell table:style-name="ce4" table:formula="of:=AVERAGE([.D133:.D143])" office:value-type="float" office:value="2.18544531084519" calcext:value-type="float">
            <text:p>2.19</text:p>
          </table:table-cell>
          <table:table-cell table:style-name="ce4" table:formula="of:=AVERAGE([.E133:.E143])" office:value-type="float" office:value="925.266363636364" calcext:value-type="float">
            <text:p>925.27</text:p>
          </table:table-cell>
          <table:table-cell table:style-name="ce4" table:formula="of:=AVERAGE([.F133:.F143])" office:value-type="float" office:value="4.78116850484895" calcext:value-type="float">
            <text:p>4.78</text:p>
          </table:table-cell>
          <table:table-cell table:style-name="ce5" table:formula="of:=AVERAGE([.G133:.G143])" office:value-type="float" office:value="1178.18181818182" calcext:value-type="float">
            <text:p>1178</text:p>
          </table:table-cell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No Local Opt starts here</text:p>
          </table:table-cell>
          <table:covered-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209.67" calcext:value-type="float">
            <text:p>209.6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210.6" calcext:value-type="float">
            <text:p>210.6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207.71" calcext:value-type="float">
            <text:p>207.7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209.36" calcext:value-type="float">
            <text:p>209.3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206.64" calcext:value-type="float">
            <text:p>206.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221.88" calcext:value-type="float">
            <text:p>221.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210.86" calcext:value-type="float">
            <text:p>210.8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09.13" calcext:value-type="float">
            <text:p>209.13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203.68" calcext:value-type="float">
            <text:p>203.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209.67" calcext:value-type="float">
            <text:p>209.6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226.27" calcext:value-type="float">
            <text:p>226.2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207.71" calcext:value-type="float">
            <text:p>207.7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209.67" calcext:value-type="float">
            <text:p>209.6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213.79" calcext:value-type="float">
            <text:p>213.7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209.64" calcext:value-type="float">
            <text:p>209.6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54:.B158])" office:value-type="float" office:value="209.846" calcext:value-type="float">
            <text:p>209.85</text:p>
          </table:table-cell>
          <table:table-cell table:style-name="Accent_20_3" table:formula="of:=AVERAGE([.C154:.C158])" office:value-type="float" office:value="48.2" calcext:value-type="float">
            <text:p>48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54:.F158])" office:value-type="float" office:value="213.286" calcext:value-type="float">
            <text:p>213.29</text:p>
          </table:table-cell>
          <table:table-cell table:style-name="Accent_20_3" table:formula="of:=AVERAGE([.G154:.G158])" office:value-type="float" office:value="46" calcext:value-type="float">
            <text:p>4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54:.J158])" office:value-type="float" office:value="210.124" calcext:value-type="float">
            <text:p>210.12</text:p>
          </table:table-cell>
          <table:table-cell table:style-name="Accent_20_3" table:formula="of:=AVERAGE([.K154:.K158])" office:value-type="float" office:value="92.2" calcext:value-type="float">
            <text:p>92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54:.B158])" office:value-type="float" office:value="209.36" calcext:value-type="float">
            <text:p>209.3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54:.F158])" office:value-type="float" office:value="206.64" calcext:value-type="float">
            <text:p>206.6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54:.J158])" office:value-type="float" office:value="203.68" calcext:value-type="float">
            <text:p>203.68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54:.B158])" office:value-type="float" office:value="210.86" calcext:value-type="float">
            <text:p>210.86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54:.F158])" office:value-type="float" office:value="226.27" calcext:value-type="float">
            <text:p>226.2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54:.J158])" office:value-type="float" office:value="221.88" calcext:value-type="float">
            <text:p>221.8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719.38" calcext:value-type="float">
            <text:p>719.38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659.55" calcext:value-type="float">
            <text:p>659.55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441.51" calcext:value-type="float">
            <text:p>441.5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754.53" calcext:value-type="float">
            <text:p>754.5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645.66" calcext:value-type="float">
            <text:p>645.66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428.15" calcext:value-type="float">
            <text:p>428.1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740.05" calcext:value-type="float">
            <text:p>740.05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659.92" calcext:value-type="float">
            <text:p>659.9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435.5" calcext:value-type="float">
            <text:p>435.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720.19" calcext:value-type="float">
            <text:p>720.19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662.35" calcext:value-type="float">
            <text:p>662.3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444.57" calcext:value-type="float">
            <text:p>444.57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712.5" calcext:value-type="float">
            <text:p>712.50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672.15" calcext:value-type="float">
            <text:p>672.1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440.43" calcext:value-type="float">
            <text:p>440.4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66:.B170])" office:value-type="float" office:value="729.33" calcext:value-type="float">
            <text:p>729.33</text:p>
          </table:table-cell>
          <table:table-cell table:style-name="Accent_20_3" table:formula="of:=AVERAGE([.C166:.C170])" office:value-type="float" office:value="223.2" calcext:value-type="float">
            <text:p>223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66:.F170])" office:value-type="float" office:value="659.926" calcext:value-type="float">
            <text:p>659.93</text:p>
          </table:table-cell>
          <table:table-cell table:style-name="Accent_20_3" table:formula="of:=AVERAGE([.G166:.G170])" office:value-type="float" office:value="144.4" calcext:value-type="float">
            <text:p>144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66:.J170])" office:value-type="float" office:value="438.032" calcext:value-type="float">
            <text:p>438.03</text:p>
          </table:table-cell>
          <table:table-cell table:style-name="Accent_20_3" table:formula="of:=AVERAGE([.K166:.K170])" office:value-type="float" office:value="189.6" calcext:value-type="float">
            <text:p>189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66:.B170])" office:value-type="float" office:value="712.5" calcext:value-type="float">
            <text:p>712.50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66:.F170])" office:value-type="float" office:value="645.66" calcext:value-type="float">
            <text:p>645.6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66:.J170])" office:value-type="float" office:value="428.15" calcext:value-type="float">
            <text:p>428.1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66:.B170])" office:value-type="float" office:value="754.53" calcext:value-type="float">
            <text:p>754.5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66:.F170])" office:value-type="float" office:value="672.15" calcext:value-type="float">
            <text:p>672.1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66:.J170])" office:value-type="float" office:value="444.57" calcext:value-type="float">
            <text:p>444.57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325.52" calcext:value-type="float">
            <text:p>325.52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105.73" calcext:value-type="float">
            <text:p>3105.73</text:p>
          </table:table-cell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989.88" calcext:value-type="float">
            <text:p>1989.88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317.5" calcext:value-type="float">
            <text:p>317.50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3081.17" calcext:value-type="float">
            <text:p>3081.1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922.65" calcext:value-type="float">
            <text:p>1922.65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313.57" calcext:value-type="float">
            <text:p>313.5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3140.61" calcext:value-type="float">
            <text:p>3140.61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956.58" calcext:value-type="float">
            <text:p>1956.58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330.76" calcext:value-type="float">
            <text:p>330.7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3140.97" calcext:value-type="float">
            <text:p>3140.97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977.44" calcext:value-type="float">
            <text:p>1977.44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317.74" calcext:value-type="float">
            <text:p>317.7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3126.12" calcext:value-type="float">
            <text:p>3126.12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963.83" calcext:value-type="float">
            <text:p>1963.83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78:.B182])" office:value-type="float" office:value="321.018" calcext:value-type="float">
            <text:p>321.02</text:p>
          </table:table-cell>
          <table:table-cell table:style-name="Accent_20_3" table:formula="of:=AVERAGE([.C178:.C182])" office:value-type="float" office:value="241.6" calcext:value-type="float">
            <text:p>241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78:.F182])" office:value-type="float" office:value="3118.92" calcext:value-type="float">
            <text:p>3118.92</text:p>
          </table:table-cell>
          <table:table-cell table:style-name="Accent_20_3" table:formula="of:=AVERAGE([.G178:.G182])" office:value-type="float" office:value="975.6" calcext:value-type="float">
            <text:p>975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78:.J182])" office:value-type="float" office:value="1962.076" calcext:value-type="float">
            <text:p>1962.08</text:p>
          </table:table-cell>
          <table:table-cell table:style-name="Accent_20_3" table:formula="of:=AVERAGE([.K178:.K182])" office:value-type="float" office:value="1087.8" calcext:value-type="float">
            <text:p>1087.8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78:.B182])" office:value-type="float" office:value="313.57" calcext:value-type="float">
            <text:p>313.5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78:.F182])" office:value-type="float" office:value="3081.17" calcext:value-type="float">
            <text:p>3081.1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78:.J182])" office:value-type="float" office:value="1922.65" calcext:value-type="float">
            <text:p>1922.65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78:.B182])" office:value-type="float" office:value="330.76" calcext:value-type="float">
            <text:p>330.76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78:.F182])" office:value-type="float" office:value="3140.97" calcext:value-type="float">
            <text:p>3140.9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78:.J182])" office:value-type="float" office:value="1989.88" calcext:value-type="float">
            <text:p>1989.8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 Local Opt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444" calcext:value-type="float">
            <text:p>1444.00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377.87" calcext:value-type="float">
            <text:p>1377.87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448.97" calcext:value-type="float">
            <text:p>1448.97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1205.22" calcext:value-type="float">
            <text:p>1205.22</text:p>
          </table:table-cell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875" calcext:value-type="float">
            <text:p>875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113.63" calcext:value-type="float">
            <text:p>1113.63</text:p>
          </table:table-cell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492.83" calcext:value-type="float">
            <text:p>1492.83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129.07" calcext:value-type="float">
            <text:p>1129.07</text:p>
          </table:table-cell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481.82" calcext:value-type="float">
            <text:p>1481.82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140.31" calcext:value-type="float">
            <text:p>1140.31</text:p>
          </table:table-cell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90:.B194])" office:value-type="float" office:value="1468.606" calcext:value-type="float">
            <text:p>1468.61</text:p>
          </table:table-cell>
          <table:table-cell table:style-name="Accent_20_3" table:formula="of:=AVERAGE([.C190:.C194])" office:value-type="float" office:value="950.6" calcext:value-type="float">
            <text:p>950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90:.F194])" office:value-type="float" office:value="1193.22" calcext:value-type="float">
            <text:p>1193.22</text:p>
          </table:table-cell>
          <table:table-cell table:style-name="Accent_20_3" table:formula="of:=AVERAGE([.G190:.G194])" office:value-type="float" office:value="937.8" calcext:value-type="float">
            <text:p>937.8</text:p>
          </table:table-cell>
          <table:table-cell table:number-columns-repeated="4"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90:.B194])" office:value-type="float" office:value="1444" calcext:value-type="float">
            <text:p>1444.00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90:.F194])" office:value-type="float" office:value="1113.63" calcext:value-type="float">
            <text:p>1113.63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90:.B194])" office:value-type="float" office:value="1492.83" calcext:value-type="float">
            <text:p>1492.8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90:.F194])" office:value-type="float" office:value="1377.87" calcext:value-type="float">
            <text:p>1377.8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No Local Opt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09.36" calcext:value-type="float">
            <text:p>209.36</text:p>
          </table:table-cell>
          <table:table-cell table:style-name="ce2" office:value-type="float" office:value="209.846" calcext:value-type="float">
            <text:p>209.85</text:p>
          </table:table-cell>
          <table:table-cell table:style-name="ce2" table:formula="of:=100*([.C202]-[.B202])/[.B202]" office:value-type="float" office:value="0.232136033626285" calcext:value-type="float">
            <text:p>0.23</text:p>
          </table:table-cell>
          <table:table-cell table:style-name="ce2" office:value-type="float" office:value="210.86" calcext:value-type="float">
            <text:p>210.86</text:p>
          </table:table-cell>
          <table:table-cell table:style-name="ce2" table:formula="of:=100*([.E202]-[.B202])/[.B202]" office:value-type="float" office:value="0.716469239587314" calcext:value-type="float">
            <text:p>0.72</text:p>
          </table:table-cell>
          <table:table-cell table:style-name="ce9" office:value-type="float" office:value="48.2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06.64" calcext:value-type="float">
            <text:p>206.64</text:p>
          </table:table-cell>
          <table:table-cell table:style-name="ce2" office:value-type="float" office:value="213.286" calcext:value-type="float">
            <text:p>213.29</text:p>
          </table:table-cell>
          <table:table-cell table:style-name="ce2" table:formula="of:=100*([.C203]-[.B203])/[.B203]" office:value-type="float" office:value="3.21622144792877" calcext:value-type="float">
            <text:p>3.22</text:p>
          </table:table-cell>
          <table:table-cell table:style-name="ce2" office:value-type="float" office:value="226.27" calcext:value-type="float">
            <text:p>226.27</text:p>
          </table:table-cell>
          <table:table-cell table:style-name="ce2" table:formula="of:=100*([.E203]-[.B203])/[.B203]" office:value-type="float" office:value="9.4996128532714" calcext:value-type="float">
            <text:p>9.50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03.68" calcext:value-type="float">
            <text:p>203.68</text:p>
          </table:table-cell>
          <table:table-cell table:style-name="ce2" office:value-type="float" office:value="210.124" calcext:value-type="float">
            <text:p>210.12</text:p>
          </table:table-cell>
          <table:table-cell table:style-name="ce2" table:formula="of:=100*([.C204]-[.B204])/[.B204]" office:value-type="float" office:value="3.16378633150037" calcext:value-type="float">
            <text:p>3.16</text:p>
          </table:table-cell>
          <table:table-cell table:style-name="ce2" office:value-type="float" office:value="221.88" calcext:value-type="float">
            <text:p>221.88</text:p>
          </table:table-cell>
          <table:table-cell table:style-name="ce2" table:formula="of:=100*([.E204]-[.B204])/[.B204]" office:value-type="float" office:value="8.93558523173605" calcext:value-type="float">
            <text:p>8.94</text:p>
          </table:table-cell>
          <table:table-cell table:style-name="ce9" office:value-type="float" office:value="92.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12.5" calcext:value-type="float">
            <text:p>712.50</text:p>
          </table:table-cell>
          <table:table-cell table:style-name="ce2" office:value-type="float" office:value="729.33" calcext:value-type="float">
            <text:p>729.33</text:p>
          </table:table-cell>
          <table:table-cell table:style-name="ce2" table:formula="of:=100*([.C205]-[.B205])/[.B205]" office:value-type="float" office:value="2.3621052631579" calcext:value-type="float">
            <text:p>2.36</text:p>
          </table:table-cell>
          <table:table-cell table:style-name="ce2" office:value-type="float" office:value="754.53" calcext:value-type="float">
            <text:p>754.53</text:p>
          </table:table-cell>
          <table:table-cell table:style-name="ce2" table:formula="of:=100*([.E205]-[.B205])/[.B205]" office:value-type="float" office:value="5.89894736842105" calcext:value-type="float">
            <text:p>5.90</text:p>
          </table:table-cell>
          <table:table-cell table:style-name="ce9" office:value-type="float" office:value="223.2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45.66" calcext:value-type="float">
            <text:p>645.66</text:p>
          </table:table-cell>
          <table:table-cell table:style-name="ce2" office:value-type="float" office:value="659.926" calcext:value-type="float">
            <text:p>659.93</text:p>
          </table:table-cell>
          <table:table-cell table:style-name="ce2" table:formula="of:=100*([.C206]-[.B206])/[.B206]" office:value-type="float" office:value="2.20952203946351" calcext:value-type="float">
            <text:p>2.21</text:p>
          </table:table-cell>
          <table:table-cell table:style-name="ce2" office:value-type="float" office:value="672.15" calcext:value-type="float">
            <text:p>672.15</text:p>
          </table:table-cell>
          <table:table-cell table:style-name="ce2" table:formula="of:=100*([.E206]-[.B206])/[.B206]" office:value-type="float" office:value="4.10277855217917" calcext:value-type="float">
            <text:p>4.10</text:p>
          </table:table-cell>
          <table:table-cell table:style-name="ce9" office:value-type="float" office:value="144.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28.15" calcext:value-type="float">
            <text:p>428.15</text:p>
          </table:table-cell>
          <table:table-cell table:style-name="ce2" office:value-type="float" office:value="438.032" calcext:value-type="float">
            <text:p>438.03</text:p>
          </table:table-cell>
          <table:table-cell table:style-name="ce2" table:formula="of:=100*([.C207]-[.B207])/[.B207]" office:value-type="float" office:value="2.30806960177508" calcext:value-type="float">
            <text:p>2.31</text:p>
          </table:table-cell>
          <table:table-cell table:style-name="ce2" office:value-type="float" office:value="444.57" calcext:value-type="float">
            <text:p>444.57</text:p>
          </table:table-cell>
          <table:table-cell table:style-name="ce2" table:formula="of:=100*([.E207]-[.B207])/[.B207]" office:value-type="float" office:value="3.83510451944412" calcext:value-type="float">
            <text:p>3.84</text:p>
          </table:table-cell>
          <table:table-cell table:style-name="ce9" office:value-type="float" office:value="189.6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table:style-name="ce2" office:value-type="float" office:value="321.018" calcext:value-type="float">
            <text:p>321.02</text:p>
          </table:table-cell>
          <table:table-cell table:style-name="ce2" table:formula="of:=100*([.C208]-[.B208])/[.B208]" office:value-type="float" office:value="2.37522722199189" calcext:value-type="float">
            <text:p>2.38</text:p>
          </table:table-cell>
          <table:table-cell table:style-name="ce2" office:value-type="float" office:value="330.76" calcext:value-type="float">
            <text:p>330.76</text:p>
          </table:table-cell>
          <table:table-cell table:style-name="ce2" table:formula="of:=100*([.E208]-[.B208])/[.B208]" office:value-type="float" office:value="5.48202953088625" calcext:value-type="float">
            <text:p>5.48</text:p>
          </table:table-cell>
          <table:table-cell table:style-name="ce9" office:value-type="float" office:value="241.6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81.17" calcext:value-type="float">
            <text:p>3081.17</text:p>
          </table:table-cell>
          <table:table-cell table:style-name="ce2" office:value-type="float" office:value="3118.92" calcext:value-type="float">
            <text:p>3118.92</text:p>
          </table:table-cell>
          <table:table-cell table:style-name="ce2" table:formula="of:=100*([.C209]-[.B209])/[.B209]" office:value-type="float" office:value="1.225183939867" calcext:value-type="float">
            <text:p>1.23</text:p>
          </table:table-cell>
          <table:table-cell table:style-name="ce2" office:value-type="float" office:value="3140.97" calcext:value-type="float">
            <text:p>3140.97</text:p>
          </table:table-cell>
          <table:table-cell table:style-name="ce2" table:formula="of:=100*([.E209]-[.B209])/[.B209]" office:value-type="float" office:value="1.94082118156414" calcext:value-type="float">
            <text:p>1.94</text:p>
          </table:table-cell>
          <table:table-cell table:style-name="ce9" office:value-type="float" office:value="975.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22.65" calcext:value-type="float">
            <text:p>1922.65</text:p>
          </table:table-cell>
          <table:table-cell table:style-name="ce2" office:value-type="float" office:value="1962.076" calcext:value-type="float">
            <text:p>1962.08</text:p>
          </table:table-cell>
          <table:table-cell table:style-name="ce2" table:formula="of:=100*([.C210]-[.B210])/[.B210]" office:value-type="float" office:value="2.05060723480614" calcext:value-type="float">
            <text:p>2.05</text:p>
          </table:table-cell>
          <table:table-cell table:style-name="ce2" office:value-type="float" office:value="1989.88" calcext:value-type="float">
            <text:p>1989.88</text:p>
          </table:table-cell>
          <table:table-cell table:style-name="ce2" table:formula="of:=100*([.E210]-[.B210])/[.B210]" office:value-type="float" office:value="3.49673627545315" calcext:value-type="float">
            <text:p>3.50</text:p>
          </table:table-cell>
          <table:table-cell table:style-name="ce9" office:value-type="float" office:value="1087.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44" calcext:value-type="float">
            <text:p>1444.00</text:p>
          </table:table-cell>
          <table:table-cell table:style-name="ce2" office:value-type="float" office:value="1468.606" calcext:value-type="float">
            <text:p>1468.61</text:p>
          </table:table-cell>
          <table:table-cell table:style-name="ce2" table:formula="of:=100*([.C211]-[.B211])/[.B211]" office:value-type="float" office:value="1.70401662049861" calcext:value-type="float">
            <text:p>1.70</text:p>
          </table:table-cell>
          <table:table-cell table:style-name="ce2" office:value-type="float" office:value="1492.83" calcext:value-type="float">
            <text:p>1492.83</text:p>
          </table:table-cell>
          <table:table-cell table:style-name="ce2" table:formula="of:=100*([.E211]-[.B211])/[.B211]" office:value-type="float" office:value="3.38157894736842" calcext:value-type="float">
            <text:p>3.38</text:p>
          </table:table-cell>
          <table:table-cell table:style-name="ce9" office:value-type="float" office:value="950.6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13.63" calcext:value-type="float">
            <text:p>1113.63</text:p>
          </table:table-cell>
          <table:table-cell table:style-name="ce2" office:value-type="float" office:value="1193.22" calcext:value-type="float">
            <text:p>1193.22</text:p>
          </table:table-cell>
          <table:table-cell table:style-name="ce2" table:formula="of:=100*([.C212]-[.B212])/[.B212]" office:value-type="float" office:value="7.14689798227418" calcext:value-type="float">
            <text:p>7.15</text:p>
          </table:table-cell>
          <table:table-cell table:style-name="ce2" office:value-type="float" office:value="1377.87" calcext:value-type="float">
            <text:p>1377.87</text:p>
          </table:table-cell>
          <table:table-cell table:style-name="ce2" table:formula="of:=100*([.E212]-[.B212])/[.B212]" office:value-type="float" office:value="23.7278090568681" calcext:value-type="float">
            <text:p>23.73</text:p>
          </table:table-cell>
          <table:table-cell table:style-name="ce9" office:value-type="float" office:value="937.8" calcext:value-type="float">
            <text:p>938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02:.B212])" office:value-type="float" office:value="934.637272727273" calcext:value-type="float">
            <text:p>934.64</text:p>
          </table:table-cell>
          <table:table-cell table:style-name="ce4" table:formula="of:=AVERAGE([.C202:.C212])" office:value-type="float" office:value="956.762181818182" calcext:value-type="float">
            <text:p>956.76</text:p>
          </table:table-cell>
          <table:table-cell table:style-name="ce4" table:formula="of:=AVERAGE([.D202:.D212])" office:value-type="float" office:value="2.54488851971725" calcext:value-type="float">
            <text:p>2.54</text:p>
          </table:table-cell>
          <table:table-cell table:style-name="ce4" table:formula="of:=AVERAGE([.E202:.E212])" office:value-type="float" office:value="987.506363636364" calcext:value-type="float">
            <text:p>987.51</text:p>
          </table:table-cell>
          <table:table-cell table:style-name="ce4" table:formula="of:=AVERAGE([.F202:.F212])" office:value-type="float" office:value="6.45613388697992" calcext:value-type="float">
            <text:p>6.46</text:p>
          </table:table-cell>
          <table:table-cell table:style-name="ce5" table:formula="of:=AVERAGE([.G202:.G212])" office:value-type="float" office:value="448.818181818182" calcext:value-type="float">
            <text:p>449</text:p>
          </table:table-cell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Standard Be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+Swap Be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o Local Opt Best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table:formula="of:=MIN([.C219];[.E219];[.G219])" office:value-type="float" office:value="190.83" calcext:value-type="float">
            <text:p>190.83</text:p>
          </table:table-cell>
          <table:table-cell table:style-name="ce2" office:value-type="float" office:value="191.03" calcext:value-type="float">
            <text:p>191.03</text:p>
          </table:table-cell>
          <table:table-cell table:style-name="ce2" table:formula="of:=100*([.C219]-[.B219])/[.B219]" office:value-type="float" office:value="0.104805324110459" calcext:value-type="float">
            <text:p>0.10</text:p>
          </table:table-cell>
          <table:table-cell table:style-name="ce2" office:value-type="float" office:value="190.83" calcext:value-type="float">
            <text:p>190.83</text:p>
          </table:table-cell>
          <table:table-cell table:style-name="ce2" table:formula="of:=100*([.E219]-[.B219])/[.B219]" office:value-type="float" office:value="0" calcext:value-type="float">
            <text:p>0.00</text:p>
          </table:table-cell>
          <table:table-cell table:style-name="ce2" office:value-type="float" office:value="209.36" calcext:value-type="float">
            <text:p>209.36</text:p>
          </table:table-cell>
          <table:table-cell table:style-name="ce2" table:formula="of:=100*([.G219]-[.B219])/[.B219]" office:value-type="float" office:value="9.71021327883456" calcext:value-type="float">
            <text:p>9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</text:p>
          </table:table-cell>
          <table:table-cell table:formula="of:=MIN([.C220];[.E220];[.G220])" office:value-type="float" office:value="195.01" calcext:value-type="float">
            <text:p>195.01</text:p>
          </table:table-cell>
          <table:table-cell table:style-name="ce2" office:value-type="float" office:value="195.01" calcext:value-type="float">
            <text:p>195.01</text:p>
          </table:table-cell>
          <table:table-cell table:style-name="ce2" table:formula="of:=100*([.C220]-[.B220])/[.B220]" office:value-type="float" office:value="0" calcext:value-type="float">
            <text:p>0.00</text:p>
          </table:table-cell>
          <table:table-cell table:style-name="ce2" office:value-type="float" office:value="197.83" calcext:value-type="float">
            <text:p>197.83</text:p>
          </table:table-cell>
          <table:table-cell table:style-name="ce2" table:formula="of:=100*([.E220]-[.B220])/[.B220]" office:value-type="float" office:value="1.44607968822113" calcext:value-type="float">
            <text:p>1.45</text:p>
          </table:table-cell>
          <table:table-cell table:style-name="ce2" office:value-type="float" office:value="206.64" calcext:value-type="float">
            <text:p>206.64</text:p>
          </table:table-cell>
          <table:table-cell table:style-name="ce2" table:formula="of:=100*([.G220]-[.B220])/[.B220]" office:value-type="float" office:value="5.9637967283729" calcext:value-type="float">
            <text:p>5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3</text:p>
          </table:table-cell>
          <table:table-cell table:formula="of:=MIN([.C221];[.E221];[.G221])" office:value-type="float" office:value="185.41" calcext:value-type="float">
            <text:p>185.41</text:p>
          </table:table-cell>
          <table:table-cell table:style-name="ce2" office:value-type="float" office:value="185.41" calcext:value-type="float">
            <text:p>185.41</text:p>
          </table:table-cell>
          <table:table-cell table:style-name="ce2" table:formula="of:=100*([.C221]-[.B221])/[.B221]" office:value-type="float" office:value="0" calcext:value-type="float">
            <text:p>0.00</text:p>
          </table:table-cell>
          <table:table-cell table:style-name="ce2" office:value-type="float" office:value="187.61" calcext:value-type="float">
            <text:p>187.61</text:p>
          </table:table-cell>
          <table:table-cell table:style-name="ce2" table:formula="of:=100*([.E221]-[.B221])/[.B221]" office:value-type="float" office:value="1.18655951674668" calcext:value-type="float">
            <text:p>1.19</text:p>
          </table:table-cell>
          <table:table-cell table:style-name="ce2" office:value-type="float" office:value="203.68" calcext:value-type="float">
            <text:p>203.68</text:p>
          </table:table-cell>
          <table:table-cell table:style-name="ce2" table:formula="of:=100*([.G221]-[.B221])/[.B221]" office:value-type="float" office:value="9.85383744134621" calcext:value-type="float">
            <text:p>9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</text:p>
          </table:table-cell>
          <table:table-cell table:formula="of:=MIN([.C222];[.E222];[.G222])" office:value-type="float" office:value="657.93" calcext:value-type="float">
            <text:p>657.93</text:p>
          </table:table-cell>
          <table:table-cell table:style-name="ce2" office:value-type="float" office:value="677.51" calcext:value-type="float">
            <text:p>677.51</text:p>
          </table:table-cell>
          <table:table-cell table:style-name="ce2" table:formula="of:=100*([.C222]-[.B222])/[.B222]" office:value-type="float" office:value="2.97600048637394" calcext:value-type="float">
            <text:p>2.98</text:p>
          </table:table-cell>
          <table:table-cell table:style-name="ce2" office:value-type="float" office:value="657.93" calcext:value-type="float">
            <text:p>657.93</text:p>
          </table:table-cell>
          <table:table-cell table:style-name="ce2" table:formula="of:=100*([.E222]-[.B222])/[.B222]" office:value-type="float" office:value="0" calcext:value-type="float">
            <text:p>0.00</text:p>
          </table:table-cell>
          <table:table-cell table:style-name="ce2" office:value-type="float" office:value="712.5" calcext:value-type="float">
            <text:p>712.50</text:p>
          </table:table-cell>
          <table:table-cell table:style-name="ce2" table:formula="of:=100*([.G222]-[.B222])/[.B222]" office:value-type="float" office:value="8.2941954311249" calcext:value-type="float">
            <text:p>8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</text:p>
          </table:table-cell>
          <table:table-cell table:formula="of:=MIN([.C223];[.E223];[.G223])" office:value-type="float" office:value="613.88" calcext:value-type="float">
            <text:p>613.88</text:p>
          </table:table-cell>
          <table:table-cell table:style-name="ce2" office:value-type="float" office:value="615.89" calcext:value-type="float">
            <text:p>615.89</text:p>
          </table:table-cell>
          <table:table-cell table:style-name="ce2" table:formula="of:=100*([.C223]-[.B223])/[.B223]" office:value-type="float" office:value="0.327425555483155" calcext:value-type="float">
            <text:p>0.33</text:p>
          </table:table-cell>
          <table:table-cell table:style-name="ce2" office:value-type="float" office:value="613.88" calcext:value-type="float">
            <text:p>613.88</text:p>
          </table:table-cell>
          <table:table-cell table:style-name="ce2" table:formula="of:=100*([.E223]-[.B223])/[.B223]" office:value-type="float" office:value="0" calcext:value-type="float">
            <text:p>0.00</text:p>
          </table:table-cell>
          <table:table-cell table:style-name="ce2" office:value-type="float" office:value="645.66" calcext:value-type="float">
            <text:p>645.66</text:p>
          </table:table-cell>
          <table:table-cell table:style-name="ce2" table:formula="of:=100*([.G223]-[.B223])/[.B223]" office:value-type="float" office:value="5.17690753893269" calcext:value-type="float">
            <text:p>5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table:formula="of:=MIN([.C224];[.E224];[.G224])" office:value-type="float" office:value="402.58" calcext:value-type="float">
            <text:p>402.58</text:p>
          </table:table-cell>
          <table:table-cell table:style-name="ce2" office:value-type="float" office:value="404.05" calcext:value-type="float">
            <text:p>404.05</text:p>
          </table:table-cell>
          <table:table-cell table:style-name="ce2" table:formula="of:=100*([.C224]-[.B224])/[.B224]" office:value-type="float" office:value="0.365144815937212" calcext:value-type="float">
            <text:p>0.37</text:p>
          </table:table-cell>
          <table:table-cell table:style-name="ce2" office:value-type="float" office:value="402.58" calcext:value-type="float">
            <text:p>402.58</text:p>
          </table:table-cell>
          <table:table-cell table:style-name="ce2" table:formula="of:=100*([.E224]-[.B224])/[.B224]" office:value-type="float" office:value="0" calcext:value-type="float">
            <text:p>0.00</text:p>
          </table:table-cell>
          <table:table-cell table:style-name="ce2" office:value-type="float" office:value="428.15" calcext:value-type="float">
            <text:p>428.15</text:p>
          </table:table-cell>
          <table:table-cell table:style-name="ce2" table:formula="of:=100*([.G224]-[.B224])/[.B224]" office:value-type="float" office:value="6.3515326146356" calcext:value-type="float">
            <text:p>6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table:formula="of:=MIN([.C225];[.E225];[.G225])" office:value-type="float" office:value="290.67" calcext:value-type="float">
            <text:p>290.67</text:p>
          </table:table-cell>
          <table:table-cell table:style-name="ce2" office:value-type="float" office:value="290.67" calcext:value-type="float">
            <text:p>290.67</text:p>
          </table:table-cell>
          <table:table-cell table:style-name="ce2" table:formula="of:=100*([.C225]-[.B225])/[.B225]" office:value-type="float" office:value="0" calcext:value-type="float">
            <text:p>0.00</text:p>
          </table:table-cell>
          <table:table-cell table:style-name="ce2" office:value-type="float" office:value="294.72" calcext:value-type="float">
            <text:p>294.72</text:p>
          </table:table-cell>
          <table:table-cell table:style-name="ce2" table:formula="of:=100*([.E225]-[.B225])/[.B225]" office:value-type="float" office:value="1.39333264526783" calcext:value-type="float">
            <text:p>1.39</text:p>
          </table:table-cell>
          <table:table-cell table:style-name="ce2" office:value-type="float" office:value="313.57" calcext:value-type="float">
            <text:p>313.57</text:p>
          </table:table-cell>
          <table:table-cell table:style-name="ce2" table:formula="of:=100*([.G225]-[.B225])/[.B225]" office:value-type="float" office:value="7.87835001892179" calcext:value-type="float">
            <text:p>7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table:formula="of:=MIN([.C226];[.E226];[.G226])" office:value-type="float" office:value="3010.57" calcext:value-type="float">
            <text:p>3010.57</text:p>
          </table:table-cell>
          <table:table-cell table:style-name="ce2" office:value-type="float" office:value="3010.57" calcext:value-type="float">
            <text:p>3010.57</text:p>
          </table:table-cell>
          <table:table-cell table:style-name="ce2" table:formula="of:=100*([.C226]-[.B226])/[.B226]" office:value-type="float" office:value="0" calcext:value-type="float">
            <text:p>0.00</text:p>
          </table:table-cell>
          <table:table-cell table:style-name="ce2" office:value-type="float" office:value="3023.23" calcext:value-type="float">
            <text:p>3023.23</text:p>
          </table:table-cell>
          <table:table-cell table:style-name="ce2" table:formula="of:=100*([.E226]-[.B226])/[.B226]" office:value-type="float" office:value="0.420518373597022" calcext:value-type="float">
            <text:p>0.42</text:p>
          </table:table-cell>
          <table:table-cell table:style-name="ce2" office:value-type="float" office:value="3081.17" calcext:value-type="float">
            <text:p>3081.17</text:p>
          </table:table-cell>
          <table:table-cell table:style-name="ce2" table:formula="of:=100*([.G226]-[.B226])/[.B226]" office:value-type="float" office:value="2.34507086697868" calcext:value-type="float">
            <text:p>2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table:formula="of:=MIN([.C227];[.E227];[.G227])" office:value-type="float" office:value="1827.94" calcext:value-type="float">
            <text:p>1827.94</text:p>
          </table:table-cell>
          <table:table-cell table:style-name="ce2" office:value-type="float" office:value="1860.04" calcext:value-type="float">
            <text:p>1860.04</text:p>
          </table:table-cell>
          <table:table-cell table:style-name="ce2" table:formula="of:=100*([.C227]-[.B227])/[.B227]" office:value-type="float" office:value="1.7560751446984" calcext:value-type="float">
            <text:p>1.76</text:p>
          </table:table-cell>
          <table:table-cell table:style-name="ce2" office:value-type="float" office:value="1827.94" calcext:value-type="float">
            <text:p>1827.94</text:p>
          </table:table-cell>
          <table:table-cell table:style-name="ce2" table:formula="of:=100*([.E227]-[.B227])/[.B227]" office:value-type="float" office:value="0" calcext:value-type="float">
            <text:p>0.00</text:p>
          </table:table-cell>
          <table:table-cell table:style-name="ce2" office:value-type="float" office:value="1922.65" calcext:value-type="float">
            <text:p>1922.65</text:p>
          </table:table-cell>
          <table:table-cell table:style-name="ce2" table:formula="of:=100*([.G227]-[.B227])/[.B227]" office:value-type="float" office:value="5.1812422727223" calcext:value-type="float">
            <text:p>5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table:formula="of:=MIN([.C228];[.E228];[.G228])" office:value-type="float" office:value="1382.34" calcext:value-type="float">
            <text:p>1382.34</text:p>
          </table:table-cell>
          <table:table-cell table:style-name="ce2" office:value-type="float" office:value="1382.34" calcext:value-type="float">
            <text:p>1382.34</text:p>
          </table:table-cell>
          <table:table-cell table:style-name="ce2" table:formula="of:=100*([.C228]-[.B228])/[.B228]" office:value-type="float" office:value="0" calcext:value-type="float">
            <text:p>0.00</text:p>
          </table:table-cell>
          <table:table-cell table:style-name="ce2" office:value-type="float" office:value="1383.94" calcext:value-type="float">
            <text:p>1383.94</text:p>
          </table:table-cell>
          <table:table-cell table:style-name="ce2" table:formula="of:=100*([.E228]-[.B228])/[.B228]" office:value-type="float" office:value="0.115745764428443" calcext:value-type="float">
            <text:p>0.12</text:p>
          </table:table-cell>
          <table:table-cell table:style-name="ce2" office:value-type="float" office:value="1444" calcext:value-type="float">
            <text:p>1444.00</text:p>
          </table:table-cell>
          <table:table-cell table:style-name="ce2" table:formula="of:=100*([.G228]-[.B228])/[.B228]" office:value-type="float" office:value="4.46055239666074" calcext:value-type="float">
            <text:p>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table:formula="of:=MIN([.C229];[.E229];[.G229])" office:value-type="float" office:value="1031.64" calcext:value-type="float">
            <text:p>1031.64</text:p>
          </table:table-cell>
          <table:table-cell table:style-name="ce2" office:value-type="float" office:value="1043.54" calcext:value-type="float">
            <text:p>1043.54</text:p>
          </table:table-cell>
          <table:table-cell table:style-name="ce2" table:formula="of:=100*([.C229]-[.B229])/[.B229]" office:value-type="float" office:value="1.15350316001705" calcext:value-type="float">
            <text:p>1.15</text:p>
          </table:table-cell>
          <table:table-cell table:style-name="ce2" office:value-type="float" office:value="1031.64" calcext:value-type="float">
            <text:p>1031.64</text:p>
          </table:table-cell>
          <table:table-cell table:style-name="ce2" table:formula="of:=100*([.E229]-[.B229])/[.B229]" office:value-type="float" office:value="0" calcext:value-type="float">
            <text:p>0.00</text:p>
          </table:table-cell>
          <table:table-cell table:style-name="ce2" office:value-type="float" office:value="1113.63" calcext:value-type="float">
            <text:p>1113.63</text:p>
          </table:table-cell>
          <table:table-cell table:style-name="ce2" table:formula="of:=100*([.G229]-[.B229])/[.B229]" office:value-type="float" office:value="7.94753983947889" calcext:value-type="float">
            <text:p>7.95</text:p>
          </table:table-cell>
          <table:table-cell table:number-columns-repeated="3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19:.B229])" office:value-type="float" office:value="889.890909090909" calcext:value-type="float">
            <text:p>889.89</text:p>
          </table:table-cell>
          <table:table-cell table:style-name="ce4" table:formula="of:=AVERAGE([.C219:.C229])" office:value-type="float" office:value="896.005454545455" calcext:value-type="float">
            <text:p>896.01</text:p>
          </table:table-cell>
          <table:table-cell table:style-name="ce4" table:formula="of:=AVERAGE([.D219:.D229])" office:value-type="float" office:value="0.607541316965473" calcext:value-type="float">
            <text:p>0.61</text:p>
          </table:table-cell>
          <table:table-cell table:style-name="ce4" table:formula="of:=AVERAGE([.E219:.E229])" office:value-type="float" office:value="892.011818181818" calcext:value-type="float">
            <text:p>892.01</text:p>
          </table:table-cell>
          <table:table-cell table:style-name="ce4" table:formula="of:=AVERAGE([.F219:.F229])" office:value-type="float" office:value="0.414748726205555" calcext:value-type="float">
            <text:p>0.41</text:p>
          </table:table-cell>
          <table:table-cell table:style-name="ce4" table:formula="of:=AVERAGE([.G219:.G229])" office:value-type="float" office:value="934.637272727273" calcext:value-type="float">
            <text:p>934.64</text:p>
          </table:table-cell>
          <table:table-cell table:style-name="ce4" table:formula="of:=AVERAGE([.H219:.H229])" office:value-type="float" office:value="6.65120349345539" calcext:value-type="float">
            <text:p>6.65</text:p>
          </table:table-cell>
          <table:table-cell table:number-columns-repeated="3"/>
        </table:table-row>
        <table:table-row table:style-name="ro1" table:number-rows-repeated="17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4"/>
          <table:table-cell table:style-name="ce2"/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4"/>
          <table:table-cell table:style-name="ce2"/>
          <table:table-cell table:number-columns-repeated="2"/>
          <table:table-cell table:style-name="ce2"/>
          <table:table-cell/>
        </table:table-row>
        <table:table-row table:style-name="ro1" table:number-rows-repeated="30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1 gaps to H-AACONC NoLO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No Local Best</text:p>
          </table:table-cell>
          <table:table-cell table:style-name="ce14" office:value-type="string" calcext:value-type="string">
            <text:p>v1 Standard</text:p>
          </table:table-cell>
          <table:table-cell office:value-type="string" calcext:value-type="string">
            <text:p>V1 Standard gap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+Swap 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09.36" calcext:value-type="float">
            <text:p>209.36</text:p>
          </table:table-cell>
          <table:table-cell table:style-name="ce13" office:value-type="float" office:value="221.54" calcext:value-type="float">
            <text:p>221.54</text:p>
          </table:table-cell>
          <table:table-cell table:style-name="ce2" table:formula="of:=100*([.C292]-[.B292])/[.B292]" office:value-type="float" office:value="5.81773022544898" calcext:value-type="float">
            <text:p>5.82</text:p>
          </table:table-cell>
          <table:table-cell office:value-type="float" office:value="265.62" calcext:value-type="float">
            <text:p>265.62</text:p>
          </table:table-cell>
          <table:table-cell table:style-name="ce2" table:formula="of:=100*([.E292]-[.B292])/[.B292]" office:value-type="float" office:value="26.8723729461215" calcext:value-type="float">
            <text:p>26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06.64" calcext:value-type="float">
            <text:p>206.64</text:p>
          </table:table-cell>
          <table:table-cell table:style-name="ce13" office:value-type="float" office:value="230.97" calcext:value-type="float">
            <text:p>230.97</text:p>
          </table:table-cell>
          <table:table-cell table:style-name="ce2" table:formula="of:=100*([.C293]-[.B293])/[.B293]" office:value-type="float" office:value="11.774099883856" calcext:value-type="float">
            <text:p>11.77</text:p>
          </table:table-cell>
          <table:table-cell office:value-type="float" office:value="224.38" calcext:value-type="float">
            <text:p>224.38</text:p>
          </table:table-cell>
          <table:table-cell table:style-name="ce2" table:formula="of:=100*([.E293]-[.B293])/[.B293]" office:value-type="float" office:value="8.58497870692993" calcext:value-type="float">
            <text:p>8.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03.68" calcext:value-type="float">
            <text:p>203.68</text:p>
          </table:table-cell>
          <table:table-cell table:style-name="ce13" office:value-type="float" office:value="231.85" calcext:value-type="float">
            <text:p>231.85</text:p>
          </table:table-cell>
          <table:table-cell table:style-name="ce2" table:formula="of:=100*([.C294]-[.B294])/[.B294]" office:value-type="float" office:value="13.8305184603299" calcext:value-type="float">
            <text:p>13.83</text:p>
          </table:table-cell>
          <table:table-cell office:value-type="float" office:value="232.55" calcext:value-type="float">
            <text:p>232.55</text:p>
          </table:table-cell>
          <table:table-cell table:style-name="ce2" table:formula="of:=100*([.E294]-[.B294])/[.B294]" office:value-type="float" office:value="14.1741948153967" calcext:value-type="float">
            <text:p>14.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712.5" calcext:value-type="float">
            <text:p>712.50</text:p>
          </table:table-cell>
          <table:table-cell table:style-name="ce13" office:value-type="float" office:value="743.39" calcext:value-type="float">
            <text:p>743.39</text:p>
          </table:table-cell>
          <table:table-cell table:style-name="ce2" table:formula="of:=100*([.C295]-[.B295])/[.B295]" office:value-type="float" office:value="4.33543859649123" calcext:value-type="float">
            <text:p>4.34</text:p>
          </table:table-cell>
          <table:table-cell office:value-type="float" office:value="771.46" calcext:value-type="float">
            <text:p>771.46</text:p>
          </table:table-cell>
          <table:table-cell table:style-name="ce2" table:formula="of:=100*([.E295]-[.B295])/[.B295]" office:value-type="float" office:value="8.27508771929825" calcext:value-type="float">
            <text:p>8.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45.66" calcext:value-type="float">
            <text:p>645.66</text:p>
          </table:table-cell>
          <table:table-cell table:style-name="ce13" office:value-type="float" office:value="699.49" calcext:value-type="float">
            <text:p>699.49</text:p>
          </table:table-cell>
          <table:table-cell table:style-name="ce2" table:formula="of:=100*([.C296]-[.B296])/[.B296]" office:value-type="float" office:value="8.33720534027198" calcext:value-type="float">
            <text:p>8.34</text:p>
          </table:table-cell>
          <table:table-cell office:value-type="float" office:value="701.25" calcext:value-type="float">
            <text:p>701.25</text:p>
          </table:table-cell>
          <table:table-cell table:style-name="ce2" table:formula="of:=100*([.E296]-[.B296])/[.B296]" office:value-type="float" office:value="8.60979462875198" calcext:value-type="float">
            <text:p>8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28.15" calcext:value-type="float">
            <text:p>428.15</text:p>
          </table:table-cell>
          <table:table-cell table:style-name="ce13" office:value-type="float" office:value="523.44" calcext:value-type="float">
            <text:p>523.44</text:p>
          </table:table-cell>
          <table:table-cell table:style-name="ce2" table:formula="of:=100*([.C297]-[.B297])/[.B297]" office:value-type="float" office:value="22.2562186149714" calcext:value-type="float">
            <text:p>22.26</text:p>
          </table:table-cell>
          <table:table-cell office:value-type="float" office:value="473.32" calcext:value-type="float">
            <text:p>473.32</text:p>
          </table:table-cell>
          <table:table-cell table:style-name="ce2" table:formula="of:=100*([.E297]-[.B297])/[.B297]" office:value-type="float" office:value="10.5500408735256" calcext:value-type="float">
            <text:p>1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13.57" calcext:value-type="float">
            <text:p>313.57</text:p>
          </table:table-cell>
          <table:table-cell table:style-name="ce13" office:value-type="float" office:value="339.27" calcext:value-type="float">
            <text:p>339.27</text:p>
          </table:table-cell>
          <table:table-cell table:style-name="ce2" table:formula="of:=100*([.C298]-[.B298])/[.B298]" office:value-type="float" office:value="8.1959371113308" calcext:value-type="float">
            <text:p>8.20</text:p>
          </table:table-cell>
          <table:table-cell office:value-type="float" office:value="367.53" calcext:value-type="float">
            <text:p>367.53</text:p>
          </table:table-cell>
          <table:table-cell table:style-name="ce2" table:formula="of:=100*([.E298]-[.B298])/[.B298]" office:value-type="float" office:value="17.2082788532066" calcext:value-type="float">
            <text:p>17.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81.17" calcext:value-type="float">
            <text:p>3081.17</text:p>
          </table:table-cell>
          <table:table-cell table:style-name="ce13" office:value-type="float" office:value="3330.48" calcext:value-type="float">
            <text:p>3330.48</text:p>
          </table:table-cell>
          <table:table-cell table:style-name="ce2" table:formula="of:=100*([.C299]-[.B299])/[.B299]" office:value-type="float" office:value="8.091406835715" calcext:value-type="float">
            <text:p>8.09</text:p>
          </table:table-cell>
          <table:table-cell office:value-type="float" office:value="3476.45" calcext:value-type="float">
            <text:p>3476.45</text:p>
          </table:table-cell>
          <table:table-cell table:style-name="ce2" table:formula="of:=100*([.E299]-[.B299])/[.B299]" office:value-type="float" office:value="12.8288929205464" calcext:value-type="float">
            <text:p>12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922.65" calcext:value-type="float">
            <text:p>1922.65</text:p>
          </table:table-cell>
          <table:table-cell table:style-name="ce13" office:value-type="float" office:value="2408.35" calcext:value-type="float">
            <text:p>2408.35</text:p>
          </table:table-cell>
          <table:table-cell table:style-name="ce2" table:formula="of:=100*([.C300]-[.B300])/[.B300]" office:value-type="float" office:value="25.2620081658128" calcext:value-type="float">
            <text:p>25.26</text:p>
          </table:table-cell>
          <table:table-cell office:value-type="float" office:value="2064.72" calcext:value-type="float">
            <text:p>2064.72</text:p>
          </table:table-cell>
          <table:table-cell table:style-name="ce2" table:formula="of:=100*([.E300]-[.B300])/[.B300]" office:value-type="float" office:value="7.38928042025328" calcext:value-type="float">
            <text:p>7.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44" calcext:value-type="float">
            <text:p>1444.00</text:p>
          </table:table-cell>
          <table:table-cell table:style-name="ce13" office:value-type="float" office:value="1655.83" calcext:value-type="float">
            <text:p>1655.83</text:p>
          </table:table-cell>
          <table:table-cell table:style-name="ce2" table:formula="of:=100*([.C301]-[.B301])/[.B301]" office:value-type="float" office:value="14.6696675900277" calcext:value-type="float">
            <text:p>14.67</text:p>
          </table:table-cell>
          <table:table-cell office:value-type="float" office:value="1605.77" calcext:value-type="float">
            <text:p>1605.77</text:p>
          </table:table-cell>
          <table:table-cell table:style-name="ce2" table:formula="of:=100*([.E301]-[.B301])/[.B301]" office:value-type="float" office:value="11.2029085872576" calcext:value-type="float">
            <text:p>1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113.63" calcext:value-type="float">
            <text:p>1113.63</text:p>
          </table:table-cell>
          <table:table-cell table:style-name="ce2" office:value-type="float" office:value="1140.61" calcext:value-type="float">
            <text:p>1140.61</text:p>
          </table:table-cell>
          <table:table-cell table:style-name="ce2" table:formula="of:=100*([.C302]-[.B302])/[.B302]" office:value-type="float" office:value="2.42270772159513" calcext:value-type="float">
            <text:p>2.42</text:p>
          </table:table-cell>
          <table:table-cell office:value-type="float" office:value="1195.53" calcext:value-type="float">
            <text:p>1195.53</text:p>
          </table:table-cell>
          <table:table-cell table:style-name="ce2" table:formula="of:=100*([.E302]-[.B302])/[.B302]" office:value-type="float" office:value="7.35432773901564" calcext:value-type="float">
            <text:p>7.35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1 gaps to H-AACONC NoLO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5.81773022544898" calcext:value-type="float">
            <text:p>5.82</text:p>
          </table:table-cell>
          <table:table-cell table:style-name="ce2" office:value-type="float" office:value="26.8723729461215" calcext:value-type="float">
            <text:p>26.87</text:p>
          </table:table-cell>
          <table:table-cell table:style-name="ce2" office:value-type="float" office:value="72.7789453572793" calcext:value-type="float">
            <text:p>72.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1.774099883856" calcext:value-type="float">
            <text:p>11.77</text:p>
          </table:table-cell>
          <table:table-cell table:style-name="ce2" office:value-type="float" office:value="8.58497870692993" calcext:value-type="float">
            <text:p>8.58</text:p>
          </table:table-cell>
          <table:table-cell table:style-name="ce2" office:value-type="float" office:value="52.2648083623693" calcext:value-type="float">
            <text:p>52.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3.8305184603299" calcext:value-type="float">
            <text:p>13.83</text:p>
          </table:table-cell>
          <table:table-cell table:style-name="ce2" office:value-type="float" office:value="14.1741948153967" calcext:value-type="float">
            <text:p>14.17</text:p>
          </table:table-cell>
          <table:table-cell table:style-name="ce2" office:value-type="float" office:value="35.4084838963079" calcext:value-type="float">
            <text:p>35.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4.33543859649123" calcext:value-type="float">
            <text:p>4.34</text:p>
          </table:table-cell>
          <table:table-cell table:style-name="ce2" office:value-type="float" office:value="8.27508771929825" calcext:value-type="float">
            <text:p>8.28</text:p>
          </table:table-cell>
          <table:table-cell table:style-name="ce2" office:value-type="float" office:value="16.9277192982456" calcext:value-type="float">
            <text:p>16.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.33720534027198" calcext:value-type="float">
            <text:p>8.34</text:p>
          </table:table-cell>
          <table:table-cell table:style-name="ce2" office:value-type="float" office:value="8.60979462875198" calcext:value-type="float">
            <text:p>8.61</text:p>
          </table:table-cell>
          <table:table-cell table:style-name="ce2" office:value-type="float" office:value="21.6274819564477" calcext:value-type="float">
            <text:p>21.63</text:p>
          </table:table-cell>
          <table:table-cell table:number-columns-repeated="2"/>
          <table:table-cell office:value-type="string" calcext:value-type="string">
            <text:p>V1 +Swap</text:p>
          </table:table-cell>
          <table:table-cell office:value-type="string" calcext:value-type="string">
            <text:p>g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2.2562186149714" calcext:value-type="float">
            <text:p>22.26</text:p>
          </table:table-cell>
          <table:table-cell table:style-name="ce2" office:value-type="float" office:value="10.5500408735256" calcext:value-type="float">
            <text:p>10.55</text:p>
          </table:table-cell>
          <table:table-cell table:style-name="ce2" office:value-type="float" office:value="67.2124255517926" calcext:value-type="float">
            <text:p>67.21</text:p>
          </table:table-cell>
          <table:table-cell table:number-columns-repeated="2"/>
          <table:table-cell table:style-name="ce2" office:value-type="float" office:value="265.62" calcext:value-type="float">
            <text:p>265.62</text:p>
          </table:table-cell>
          <table:table-cell table:style-name="ce2" table:formula="of:=100*([.G311]-[.B385])/[.B385]" office:value-type="float" office:value="39.1919509511083" calcext:value-type="float">
            <text:p>3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8.1959371113308" calcext:value-type="float">
            <text:p>8.20</text:p>
          </table:table-cell>
          <table:table-cell table:style-name="ce2" office:value-type="float" office:value="17.2082788532066" calcext:value-type="float">
            <text:p>17.21</text:p>
          </table:table-cell>
          <table:table-cell table:style-name="ce2" office:value-type="float" office:value="33.0165513282521" calcext:value-type="float">
            <text:p>33.02</text:p>
          </table:table-cell>
          <table:table-cell table:number-columns-repeated="2"/>
          <table:table-cell table:style-name="ce13" office:value-type="float" office:value="224.38" calcext:value-type="float">
            <text:p>224.38</text:p>
          </table:table-cell>
          <table:table-cell table:style-name="ce2" table:formula="of:=100*([.G312]-[.B386])/[.B386]" office:value-type="float" office:value="13.4206136581914" calcext:value-type="float">
            <text:p>13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8.091406835715" calcext:value-type="float">
            <text:p>8.09</text:p>
          </table:table-cell>
          <table:table-cell table:style-name="ce2" office:value-type="float" office:value="12.8288929205464" calcext:value-type="float">
            <text:p>12.83</text:p>
          </table:table-cell>
          <table:table-cell table:style-name="ce2" office:value-type="float" office:value="14.3056046891278" calcext:value-type="float">
            <text:p>14.31</text:p>
          </table:table-cell>
          <table:table-cell table:number-columns-repeated="2"/>
          <table:table-cell table:style-name="ce13" office:value-type="float" office:value="232.55" calcext:value-type="float">
            <text:p>232.55</text:p>
          </table:table-cell>
          <table:table-cell table:style-name="ce2" table:formula="of:=100*([.G313]-[.B387])/[.B387]" office:value-type="float" office:value="23.9539470177496" calcext:value-type="float">
            <text:p>23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.2620081658128" calcext:value-type="float">
            <text:p>25.26</text:p>
          </table:table-cell>
          <table:table-cell table:style-name="ce2" office:value-type="float" office:value="7.38928042025328" calcext:value-type="float">
            <text:p>7.39</text:p>
          </table:table-cell>
          <table:table-cell table:style-name="ce2" office:value-type="float" office:value="34.3791121629002" calcext:value-type="float">
            <text:p>34.38</text:p>
          </table:table-cell>
          <table:table-cell table:number-columns-repeated="2"/>
          <table:table-cell table:style-name="ce13" office:value-type="float" office:value="771.46" calcext:value-type="float">
            <text:p>771.46</text:p>
          </table:table-cell>
          <table:table-cell table:style-name="ce2" table:formula="of:=100*([.G314]-[.B388])/[.B388]" office:value-type="float" office:value="17.2556350979588" calcext:value-type="float">
            <text:p>17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4.6696675900277" calcext:value-type="float">
            <text:p>14.67</text:p>
          </table:table-cell>
          <table:table-cell table:style-name="ce2" office:value-type="float" office:value="11.2029085872576" calcext:value-type="float">
            <text:p>11.20</text:p>
          </table:table-cell>
          <table:table-cell table:style-name="ce2" office:value-type="float" office:value="30.7728531855956" calcext:value-type="float">
            <text:p>30.77</text:p>
          </table:table-cell>
          <table:table-cell table:number-columns-repeated="2"/>
          <table:table-cell table:style-name="ce13" office:value-type="float" office:value="701.25" calcext:value-type="float">
            <text:p>701.25</text:p>
          </table:table-cell>
          <table:table-cell table:style-name="ce2" table:formula="of:=100*([.G315]-[.B389])/[.B389]" office:value-type="float" office:value="14.2324232749071" calcext:value-type="float">
            <text:p>14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2.42270772159513" calcext:value-type="float">
            <text:p>2.42</text:p>
          </table:table-cell>
          <table:table-cell table:style-name="ce2" office:value-type="float" office:value="7.35432773901564" calcext:value-type="float">
            <text:p>7.35</text:p>
          </table:table-cell>
          <table:table-cell table:style-name="ce2" office:value-type="float" office:value="20.8390578558408" calcext:value-type="float">
            <text:p>20.84</text:p>
          </table:table-cell>
          <table:table-cell table:number-columns-repeated="2"/>
          <table:table-cell table:style-name="ce13" office:value-type="float" office:value="473.32" calcext:value-type="float">
            <text:p>473.32</text:p>
          </table:table-cell>
          <table:table-cell table:style-name="ce2" table:formula="of:=100*([.G316]-[.B390])/[.B390]" office:value-type="float" office:value="17.5716627751006" calcext:value-type="float">
            <text:p>17.5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3" office:value-type="float" office:value="367.53" calcext:value-type="float">
            <text:p>367.53</text:p>
          </table:table-cell>
          <table:table-cell table:style-name="ce2" table:formula="of:=100*([.G317]-[.B391])/[.B391]" office:value-type="float" office:value="24.7048045602606" calcext:value-type="float">
            <text:p>24.7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3" office:value-type="float" office:value="3476.45" calcext:value-type="float">
            <text:p>3476.45</text:p>
          </table:table-cell>
          <table:table-cell table:style-name="ce2" table:formula="of:=100*([.G318]-[.B392])/[.B392]" office:value-type="float" office:value="14.9912510791438" calcext:value-type="float">
            <text:p>14.9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3" office:value-type="float" office:value="2064.72" calcext:value-type="float">
            <text:p>2064.72</text:p>
          </table:table-cell>
          <table:table-cell table:style-name="ce2" table:formula="of:=100*([.G319]-[.B393])/[.B393]" office:value-type="float" office:value="12.9533792137597" calcext:value-type="float">
            <text:p>1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ison +Swap/Standard</text:p>
          </table:table-cell>
          <table:table-cell table:style-name="Default"/>
          <table:table-cell table:number-columns-repeated="4"/>
          <table:table-cell table:style-name="ce13" office:value-type="float" office:value="1605.77" calcext:value-type="float">
            <text:p>1605.77</text:p>
          </table:table-cell>
          <table:table-cell table:style-name="ce2" table:formula="of:=100*([.G320]-[.B394])/[.B394]" office:value-type="float" office:value="16.0288740841366" calcext:value-type="float">
            <text:p>16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 Standard</text:p>
          </table:table-cell>
          <table:table-cell office:value-type="string" calcext:value-type="string">
            <text:p>Best +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Standard</text:p>
          </table:table-cell>
          <table:table-cell office:value-type="string" calcext:value-type="string">
            <text:p>avg time +Swap</text:p>
          </table:table-cell>
          <table:table-cell table:style-name="ce13" office:value-type="float" office:value="1195.53" calcext:value-type="float">
            <text:p>1195.53</text:p>
          </table:table-cell>
          <table:table-cell table:style-name="ce2" table:formula="of:=100*([.G321]-[.B395])/[.B395]" office:value-type="float" office:value="15.8863557054786" calcext:value-type="float">
            <text:p>15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table:style-name="ce2" office:value-type="float" office:value="180.03" calcext:value-type="float">
            <text:p>180.03</text:p>
          </table:table-cell>
          <table:table-cell table:style-name="ce2" table:formula="of:=100*([.C322]-[.B322])/[.B322]" office:value-type="float" office:value="3.47146387723432" calcext:value-type="float">
            <text:p>3.47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table:style-name="ce2" office:value-type="float" office:value="179.9" calcext:value-type="float">
            <text:p>179.90</text:p>
          </table:table-cell>
          <table:table-cell table:style-name="ce2" table:formula="of:=100*([.C323]-[.B323])/[.B323]" office:value-type="float" office:value="0.857767561809722" calcext:value-type="float">
            <text:p>0.8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03.4" calcext:value-type="float">
            <text:p>1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table:style-name="ce2" office:value-type="float" office:value="174.47" calcext:value-type="float">
            <text:p>174.47</text:p>
          </table:table-cell>
          <table:table-cell table:style-name="ce2" table:formula="of:=100*([.C324]-[.B324])/[.B324]" office:value-type="float" office:value="1.2947050627032" calcext:value-type="float">
            <text:p>1.29</text:p>
          </table:table-cell>
          <table:table-cell table:style-name="ce9" office:value-type="float" office:value="328.6" calcext:value-type="float">
            <text:p>329</text:p>
          </table:table-cell>
          <table:table-cell table:style-name="ce9" office:value-type="float" office:value="247.6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table:style-name="ce2" office:value-type="float" office:value="628.73" calcext:value-type="float">
            <text:p>628.73</text:p>
          </table:table-cell>
          <table:table-cell table:style-name="ce2" table:formula="of:=100*([.C325]-[.B325])/[.B325]" office:value-type="float" office:value="0.0748097921242841" calcext:value-type="float">
            <text:p>0.07</text:p>
          </table:table-cell>
          <table:table-cell table:style-name="ce9" office:value-type="float" office:value="596.4" calcext:value-type="float">
            <text:p>596</text:p>
          </table:table-cell>
          <table:table-cell table:style-name="ce9" office:value-type="float" office:value="588.6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table:style-name="ce2" office:value-type="float" office:value="583.01" calcext:value-type="float">
            <text:p>583.01</text:p>
          </table:table-cell>
          <table:table-cell table:style-name="ce2" table:formula="of:=100*([.C326]-[.B326])/[.B326]" office:value-type="float" office:value="-1.13112196445529" calcext:value-type="float">
            <text:p>-1.13</text:p>
          </table:table-cell>
          <table:table-cell table:style-name="ce9" office:value-type="float" office:value="480.4" calcext:value-type="float">
            <text:p>480</text:p>
          </table:table-cell>
          <table:table-cell table:style-name="ce9" office:value-type="float" office:value="591.2" calcext:value-type="float">
            <text:p>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table:style-name="ce2" office:value-type="float" office:value="369.07" calcext:value-type="float">
            <text:p>369.07</text:p>
          </table:table-cell>
          <table:table-cell table:style-name="ce2" table:formula="of:=100*([.C327]-[.B327])/[.B327]" office:value-type="float" office:value="-3.31394739599707" calcext:value-type="float">
            <text:p>-3.31</text:p>
          </table:table-cell>
          <table:table-cell table:style-name="ce9" office:value-type="float" office:value="497.6" calcext:value-type="float">
            <text:p>498</text:p>
          </table:table-cell>
          <table:table-cell table:style-name="ce9" office:value-type="float" office:value="489.2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table:style-name="ce2" office:value-type="float" office:value="271.82" calcext:value-type="float">
            <text:p>271.82</text:p>
          </table:table-cell>
          <table:table-cell table:style-name="ce2" table:formula="of:=100*([.C328]-[.B328])/[.B328]" office:value-type="float" office:value="-2.24763548746718" calcext:value-type="float">
            <text:p>-2.25</text:p>
          </table:table-cell>
          <table:table-cell table:style-name="ce9" office:value-type="float" office:value="517" calcext:value-type="float">
            <text:p>517</text:p>
          </table:table-cell>
          <table:table-cell table:style-name="ce9" office:value-type="float" office:value="506" calcext:value-type="float">
            <text:p>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table:style-name="ce2" office:value-type="float" office:value="2809.48" calcext:value-type="float">
            <text:p>2809.48</text:p>
          </table:table-cell>
          <table:table-cell table:style-name="ce2" table:formula="of:=100*([.C329]-[.B329])/[.B329]" office:value-type="float" office:value="-1.16999795971491" calcext:value-type="float">
            <text:p>-1.17</text:p>
          </table:table-cell>
          <table:table-cell table:number-columns-repeated="2" table:style-name="ce9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table:style-name="ce2" office:value-type="float" office:value="1753.6" calcext:value-type="float">
            <text:p>1753.60</text:p>
          </table:table-cell>
          <table:table-cell table:style-name="ce2" table:formula="of:=100*([.C330]-[.B330])/[.B330]" office:value-type="float" office:value="-0.829624435182414" calcext:value-type="float">
            <text:p>-0.83</text:p>
          </table:table-cell>
          <table:table-cell table:style-name="ce9" office:value-type="float" office:value="3519.2" calcext:value-type="float">
            <text:p>3519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table:style-name="ce2" office:value-type="float" office:value="1259.76" calcext:value-type="float">
            <text:p>1259.76</text:p>
          </table:table-cell>
          <table:table-cell table:style-name="ce2" table:formula="of:=100*([.C331]-[.B331])/[.B331]" office:value-type="float" office:value="-2.61068548854684" calcext:value-type="float">
            <text:p>-2.61</text:p>
          </table:table-cell>
          <table:table-cell table:style-name="ce9" office:value-type="float" office:value="3572.8" calcext:value-type="float">
            <text:p>3573</text:p>
          </table:table-cell>
          <table:table-cell table:style-name="ce9" office:value-type="float" office:value="3446.2" calcext:value-type="float">
            <text:p>3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table:style-name="ce2" office:value-type="float" office:value="985.47" calcext:value-type="float">
            <text:p>985.47</text:p>
          </table:table-cell>
          <table:table-cell table:style-name="ce2" table:formula="of:=100*([.C332]-[.B332])/[.B332]" office:value-type="float" office:value="0.630041866639444" calcext:value-type="float">
            <text:p>0.63</text:p>
          </table:table-cell>
          <table:table-cell table:style-name="ce9" office:value-type="float" office:value="3484.6" calcext:value-type="float">
            <text:p>3485</text:p>
          </table:table-cell>
          <table:table-cell table:style-name="ce9" office:value-type="float" office:value="2803" calcext:value-type="float">
            <text:p>2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22:.B332])" office:value-type="float" office:value="844.197272727273" calcext:value-type="float">
            <text:p>844.20</text:p>
          </table:table-cell>
          <table:table-cell table:style-name="ce2" table:formula="of:=AVERAGE([.C322:.C332])" office:value-type="float" office:value="835.94" calcext:value-type="float">
            <text:p>835.94</text:p>
          </table:table-cell>
          <table:table-cell table:style-name="ce2" table:formula="of:=AVERAGE([.D322:.D332])" office:value-type="float" office:value="-0.452202233713887" calcext:value-type="float">
            <text:p>-0.45</text:p>
          </table:table-cell>
          <table:table-cell table:style-name="ce9" table:formula="of:=AVERAGE([.E322:.E332])" office:value-type="float" office:value="1531.6" calcext:value-type="float">
            <text:p>1532</text:p>
          </table:table-cell>
          <table:table-cell table:style-name="ce9" table:formula="of:=AVERAGE([.F322:.F332])" office:value-type="float" office:value="1461.83636363636" calcext:value-type="float">
            <text:p>1462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 Standard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16" office:value-type="float" office:value="221.54" calcext:value-type="float">
            <text:p>221.54</text:p>
          </table:table-cell>
          <table:table-cell table:style-name="ce2" table:formula="of:=100*([.C339]-[.B339])/[.B339]" office:value-type="float" office:value="15.9713134062713" calcext:value-type="float">
            <text:p>15.97</text:p>
          </table:table-cell>
          <table:table-cell table:style-name="ce13" office:value-type="float" office:value="361.73" calcext:value-type="float">
            <text:p>361.73</text:p>
          </table:table-cell>
          <table:table-cell table:style-name="ce2" table:formula="of:=100*([.E339]-[.B339])/[.B339]" office:value-type="float" office:value="89.35769250903" calcext:value-type="float">
            <text:p>89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16" office:value-type="float" office:value="230.97" calcext:value-type="float">
            <text:p>230.97</text:p>
          </table:table-cell>
          <table:table-cell table:style-name="ce2" table:formula="of:=100*([.C340]-[.B340])/[.B340]" office:value-type="float" office:value="18.4400799958977" calcext:value-type="float">
            <text:p>18.44</text:p>
          </table:table-cell>
          <table:table-cell table:style-name="ce13" office:value-type="float" office:value="314.64" calcext:value-type="float">
            <text:p>314.64</text:p>
          </table:table-cell>
          <table:table-cell table:style-name="ce2" table:formula="of:=100*([.E340]-[.B340])/[.B340]" office:value-type="float" office:value="61.3455720219476" calcext:value-type="float">
            <text:p>6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16" office:value-type="float" office:value="231.85" calcext:value-type="float">
            <text:p>231.85</text:p>
          </table:table-cell>
          <table:table-cell table:style-name="ce2" table:formula="of:=100*([.C341]-[.B341])/[.B341]" office:value-type="float" office:value="25.0471927080524" calcext:value-type="float">
            <text:p>25.05</text:p>
          </table:table-cell>
          <table:table-cell table:style-name="ce13" office:value-type="float" office:value="275.8" calcext:value-type="float">
            <text:p>275.80</text:p>
          </table:table-cell>
          <table:table-cell table:style-name="ce2" table:formula="of:=100*([.E341]-[.B341])/[.B341]" office:value-type="float" office:value="48.7514157812416" calcext:value-type="float">
            <text:p>48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16" office:value-type="float" office:value="743.39" calcext:value-type="float">
            <text:p>743.39</text:p>
          </table:table-cell>
          <table:table-cell table:style-name="ce2" table:formula="of:=100*([.C342]-[.B342])/[.B342]" office:value-type="float" office:value="9.72384171451344" calcext:value-type="float">
            <text:p>9.72</text:p>
          </table:table-cell>
          <table:table-cell table:style-name="ce13" office:value-type="float" office:value="833.11" calcext:value-type="float">
            <text:p>833.11</text:p>
          </table:table-cell>
          <table:table-cell table:style-name="ce2" table:formula="of:=100*([.E342]-[.B342])/[.B342]" office:value-type="float" office:value="22.9664506796948" calcext:value-type="float">
            <text:p>22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16" office:value-type="float" office:value="699.49" calcext:value-type="float">
            <text:p>699.49</text:p>
          </table:table-cell>
          <table:table-cell table:style-name="ce2" table:formula="of:=100*([.C343]-[.B343])/[.B343]" office:value-type="float" office:value="13.573852473656" calcext:value-type="float">
            <text:p>13.57</text:p>
          </table:table-cell>
          <table:table-cell table:style-name="ce13" office:value-type="float" office:value="785.3" calcext:value-type="float">
            <text:p>785.30</text:p>
          </table:table-cell>
          <table:table-cell table:style-name="ce2" table:formula="of:=100*([.E343]-[.B343])/[.B343]" office:value-type="float" office:value="27.5065352579194" calcext:value-type="float">
            <text:p>27.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16" office:value-type="float" office:value="523.44" calcext:value-type="float">
            <text:p>523.44</text:p>
          </table:table-cell>
          <table:table-cell table:style-name="ce2" table:formula="of:=100*([.C344]-[.B344])/[.B344]" office:value-type="float" office:value="29.5483232273234" calcext:value-type="float">
            <text:p>29.55</text:p>
          </table:table-cell>
          <table:table-cell table:style-name="ce13" office:value-type="float" office:value="715.92" calcext:value-type="float">
            <text:p>715.92</text:p>
          </table:table-cell>
          <table:table-cell table:style-name="ce2" table:formula="of:=100*([.E344]-[.B344])/[.B344]" office:value-type="float" office:value="77.185991832694" calcext:value-type="float">
            <text:p>77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16" office:value-type="float" office:value="339.27" calcext:value-type="float">
            <text:p>339.27</text:p>
          </table:table-cell>
          <table:table-cell table:style-name="ce2" table:formula="of:=100*([.C345]-[.B345])/[.B345]" office:value-type="float" office:value="16.7199917432139" calcext:value-type="float">
            <text:p>16.72</text:p>
          </table:table-cell>
          <table:table-cell table:style-name="ce13" office:value-type="float" office:value="417.1" calcext:value-type="float">
            <text:p>417.10</text:p>
          </table:table-cell>
          <table:table-cell table:style-name="ce2" table:formula="of:=100*([.E345]-[.B345])/[.B345]" office:value-type="float" office:value="43.4960608249905" calcext:value-type="float">
            <text:p>43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16" office:value-type="float" office:value="3330.48" calcext:value-type="float">
            <text:p>3330.48</text:p>
          </table:table-cell>
          <table:table-cell table:style-name="ce2" table:formula="of:=100*([.C346]-[.B346])/[.B346]" office:value-type="float" office:value="10.6262269271268" calcext:value-type="float">
            <text:p>10.63</text:p>
          </table:table-cell>
          <table:table-cell table:style-name="ce13" office:value-type="float" office:value="3521.95" calcext:value-type="float">
            <text:p>3521.95</text:p>
          </table:table-cell>
          <table:table-cell table:style-name="ce2" table:formula="of:=100*([.E346]-[.B346])/[.B346]" office:value-type="float" office:value="16.9861521240164" calcext:value-type="float">
            <text:p>16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16" office:value-type="float" office:value="2408.35" calcext:value-type="float">
            <text:p>2408.35</text:p>
          </table:table-cell>
          <table:table-cell table:style-name="ce2" table:formula="of:=100*([.C347]-[.B347])/[.B347]" office:value-type="float" office:value="29.4783983140148" calcext:value-type="float">
            <text:p>29.48</text:p>
          </table:table-cell>
          <table:table-cell table:style-name="ce13" office:value-type="float" office:value="2583.64" calcext:value-type="float">
            <text:p>2583.64</text:p>
          </table:table-cell>
          <table:table-cell table:style-name="ce2" table:formula="of:=100*([.E347]-[.B347])/[.B347]" office:value-type="float" office:value="38.9023891959313" calcext:value-type="float">
            <text:p>38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16" office:value-type="float" office:value="1655.83" calcext:value-type="float">
            <text:p>1655.83</text:p>
          </table:table-cell>
          <table:table-cell table:style-name="ce2" table:formula="of:=100*([.C348]-[.B348])/[.B348]" office:value-type="float" office:value="19.7845681959576" calcext:value-type="float">
            <text:p>19.78</text:p>
          </table:table-cell>
          <table:table-cell table:style-name="ce13" office:value-type="float" office:value="1888.36" calcext:value-type="float">
            <text:p>1888.36</text:p>
          </table:table-cell>
          <table:table-cell table:style-name="ce2" table:formula="of:=100*([.E348]-[.B348])/[.B348]" office:value-type="float" office:value="36.6060448225473" calcext:value-type="float">
            <text:p>36.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16" office:value-type="float" office:value="1140.61" calcext:value-type="float">
            <text:p>1140.61</text:p>
          </table:table-cell>
          <table:table-cell table:style-name="ce2" table:formula="of:=100*([.C349]-[.B349])/[.B349]" office:value-type="float" office:value="9.30199129884815" calcext:value-type="float">
            <text:p>9.30</text:p>
          </table:table-cell>
          <table:table-cell table:style-name="ce13" office:value-type="float" office:value="1345.7" calcext:value-type="float">
            <text:p>1345.70</text:p>
          </table:table-cell>
          <table:table-cell table:style-name="ce2" table:formula="of:=100*([.E349]-[.B349])/[.B349]" office:value-type="float" office:value="28.955286812197" calcext:value-type="float">
            <text:p>28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39:.B349])" office:value-type="float" office:value="896.005454545455" calcext:value-type="float">
            <text:p>896.01</text:p>
          </table:table-cell>
          <table:table-cell table:style-name="ce2" table:formula="of:=AVERAGE([.C339:.C349])" office:value-type="float" office:value="1047.74727272727" calcext:value-type="float">
            <text:p>1047.75</text:p>
          </table:table-cell>
          <table:table-cell table:style-name="ce2" table:formula="of:=AVERAGE([.D339:.D349])" office:value-type="float" office:value="18.0196163640796" calcext:value-type="float">
            <text:p>18.02</text:p>
          </table:table-cell>
          <table:table-cell table:style-name="ce2" table:formula="of:=AVERAGE([.E339:.E349])" office:value-type="float" office:value="1185.75" calcext:value-type="float">
            <text:p>1185.75</text:p>
          </table:table-cell>
          <table:table-cell table:style-name="ce2" table:formula="of:=AVERAGE([.F339:.F349])" office:value-type="float" office:value="44.7326901692918" calcext:value-type="float">
            <text:p>44.73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 csv results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-AACONC Standard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V1 +Sw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16" office:value-type="float" office:value="221.54" calcext:value-type="float">
            <text:p>221.54</text:p>
          </table:table-cell>
          <table:table-cell office:value-type="float" office:value="361.73" calcext:value-type="float">
            <text:p>361.73</text:p>
          </table:table-cell>
          <table:table-cell office:value-type="float" office:value="265.62" calcext:value-type="float">
            <text:p>265.62</text:p>
          </table:table-cell>
          <table:table-cell table:style-name="ce2" table:formula="of:=100*([.E355]-[.B355])/[.B355]" office:value-type="float" office:value="39.0462231063184" calcext:value-type="float">
            <text:p>39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16" office:value-type="float" office:value="230.97" calcext:value-type="float">
            <text:p>230.97</text:p>
          </table:table-cell>
          <table:table-cell table:style-name="ce13" office:value-type="float" office:value="314.64" calcext:value-type="float">
            <text:p>314.64</text:p>
          </table:table-cell>
          <table:table-cell office:value-type="float" office:value="224.38" calcext:value-type="float">
            <text:p>224.38</text:p>
          </table:table-cell>
          <table:table-cell table:style-name="ce2" table:formula="of:=100*([.E356]-[.B356])/[.B356]" office:value-type="float" office:value="15.0607661145582" calcext:value-type="float">
            <text:p>15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16" office:value-type="float" office:value="231.85" calcext:value-type="float">
            <text:p>231.85</text:p>
          </table:table-cell>
          <table:table-cell table:style-name="ce13" office:value-type="float" office:value="275.8" calcext:value-type="float">
            <text:p>275.80</text:p>
          </table:table-cell>
          <table:table-cell office:value-type="float" office:value="232.55" calcext:value-type="float">
            <text:p>232.55</text:p>
          </table:table-cell>
          <table:table-cell table:style-name="ce2" table:formula="of:=100*([.E357]-[.B357])/[.B357]" office:value-type="float" office:value="25.4247343724718" calcext:value-type="float">
            <text:p>25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16" office:value-type="float" office:value="743.39" calcext:value-type="float">
            <text:p>743.39</text:p>
          </table:table-cell>
          <table:table-cell table:style-name="ce13" office:value-type="float" office:value="833.11" calcext:value-type="float">
            <text:p>833.11</text:p>
          </table:table-cell>
          <table:table-cell office:value-type="float" office:value="771.46" calcext:value-type="float">
            <text:p>771.46</text:p>
          </table:table-cell>
          <table:table-cell table:style-name="ce2" table:formula="of:=100*([.E358]-[.B358])/[.B358]" office:value-type="float" office:value="13.866953993299" calcext:value-type="float">
            <text:p>13.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16" office:value-type="float" office:value="699.49" calcext:value-type="float">
            <text:p>699.49</text:p>
          </table:table-cell>
          <table:table-cell table:style-name="ce13" office:value-type="float" office:value="785.3" calcext:value-type="float">
            <text:p>785.30</text:p>
          </table:table-cell>
          <table:table-cell office:value-type="float" office:value="701.25" calcext:value-type="float">
            <text:p>701.25</text:p>
          </table:table-cell>
          <table:table-cell table:style-name="ce2" table:formula="of:=100*([.E359]-[.B359])/[.B359]" office:value-type="float" office:value="13.8596177888909" calcext:value-type="float">
            <text:p>13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16" office:value-type="float" office:value="523.44" calcext:value-type="float">
            <text:p>523.44</text:p>
          </table:table-cell>
          <table:table-cell table:style-name="ce13" office:value-type="float" office:value="715.92" calcext:value-type="float">
            <text:p>715.92</text:p>
          </table:table-cell>
          <table:table-cell office:value-type="float" office:value="473.32" calcext:value-type="float">
            <text:p>473.32</text:p>
          </table:table-cell>
          <table:table-cell table:style-name="ce2" table:formula="of:=100*([.E360]-[.B360])/[.B360]" office:value-type="float" office:value="17.1439178319515" calcext:value-type="float">
            <text:p>17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16" office:value-type="float" office:value="339.27" calcext:value-type="float">
            <text:p>339.27</text:p>
          </table:table-cell>
          <table:table-cell table:style-name="ce13" office:value-type="float" office:value="417.1" calcext:value-type="float">
            <text:p>417.10</text:p>
          </table:table-cell>
          <table:table-cell office:value-type="float" office:value="367.53" calcext:value-type="float">
            <text:p>367.53</text:p>
          </table:table-cell>
          <table:table-cell table:style-name="ce2" table:formula="of:=100*([.E361]-[.B361])/[.B361]" office:value-type="float" office:value="26.4423573124161" calcext:value-type="float">
            <text:p>26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16" office:value-type="float" office:value="3330.48" calcext:value-type="float">
            <text:p>3330.48</text:p>
          </table:table-cell>
          <table:table-cell table:style-name="ce13" office:value-type="float" office:value="3521.95" calcext:value-type="float">
            <text:p>3521.95</text:p>
          </table:table-cell>
          <table:table-cell office:value-type="float" office:value="3476.45" calcext:value-type="float">
            <text:p>3476.45</text:p>
          </table:table-cell>
          <table:table-cell table:style-name="ce2" table:formula="of:=100*([.E362]-[.B362])/[.B362]" office:value-type="float" office:value="15.4748104179607" calcext:value-type="float">
            <text:p>15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16" office:value-type="float" office:value="2408.35" calcext:value-type="float">
            <text:p>2408.35</text:p>
          </table:table-cell>
          <table:table-cell table:style-name="ce13" office:value-type="float" office:value="2583.64" calcext:value-type="float">
            <text:p>2583.64</text:p>
          </table:table-cell>
          <table:table-cell office:value-type="float" office:value="2064.72" calcext:value-type="float">
            <text:p>2064.72</text:p>
          </table:table-cell>
          <table:table-cell table:style-name="ce2" table:formula="of:=100*([.E363]-[.B363])/[.B363]" office:value-type="float" office:value="11.004064428722" calcext:value-type="float">
            <text:p>1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16" office:value-type="float" office:value="1655.83" calcext:value-type="float">
            <text:p>1655.83</text:p>
          </table:table-cell>
          <table:table-cell table:style-name="ce13" office:value-type="float" office:value="1888.36" calcext:value-type="float">
            <text:p>1888.36</text:p>
          </table:table-cell>
          <table:table-cell office:value-type="float" office:value="1605.77" calcext:value-type="float">
            <text:p>1605.77</text:p>
          </table:table-cell>
          <table:table-cell table:style-name="ce2" table:formula="of:=100*([.E364]-[.B364])/[.B364]" office:value-type="float" office:value="16.163172591403" calcext:value-type="float">
            <text:p>16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16" office:value-type="float" office:value="1140.61" calcext:value-type="float">
            <text:p>1140.61</text:p>
          </table:table-cell>
          <table:table-cell table:style-name="ce13" office:value-type="float" office:value="1345.7" calcext:value-type="float">
            <text:p>1345.70</text:p>
          </table:table-cell>
          <table:table-cell office:value-type="float" office:value="1195.53" calcext:value-type="float">
            <text:p>1195.53</text:p>
          </table:table-cell>
          <table:table-cell table:style-name="ce2" table:formula="of:=100*([.E365]-[.B365])/[.B365]" office:value-type="float" office:value="14.5648465799107" calcext:value-type="float">
            <text:p>14.56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4" table:number-rows-spanned="1">
            <text:p>Comparison v1 Standard to H-AACONC Standard M = 20 csv gaps</text:p>
          </table:table-cell>
          <table:covered-table-cell table:style-name="Default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5.9713134062713" calcext:value-type="float">
            <text:p>15.97</text:p>
          </table:table-cell>
          <table:table-cell table:style-name="ce2" office:value-type="float" office:value="39.0462231063184" calcext:value-type="float">
            <text:p>39.05</text:p>
          </table:table-cell>
          <table:table-cell table:style-name="ce2" office:value-type="float" office:value="89.35769250903" calcext:value-type="float">
            <text:p>89.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8.4400799958977" calcext:value-type="float">
            <text:p>18.44</text:p>
          </table:table-cell>
          <table:table-cell table:style-name="ce2" office:value-type="float" office:value="15.0607661145582" calcext:value-type="float">
            <text:p>15.06</text:p>
          </table:table-cell>
          <table:table-cell table:style-name="ce2" office:value-type="float" office:value="61.3455720219476" calcext:value-type="float">
            <text:p>61.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5.0471927080524" calcext:value-type="float">
            <text:p>25.05</text:p>
          </table:table-cell>
          <table:table-cell table:style-name="ce2" office:value-type="float" office:value="25.4247343724718" calcext:value-type="float">
            <text:p>25.42</text:p>
          </table:table-cell>
          <table:table-cell table:style-name="ce2" office:value-type="float" office:value="48.7514157812416" calcext:value-type="float">
            <text:p>48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9.72384171451344" calcext:value-type="float">
            <text:p>9.72</text:p>
          </table:table-cell>
          <table:table-cell table:style-name="ce2" office:value-type="float" office:value="13.866953993299" calcext:value-type="float">
            <text:p>13.87</text:p>
          </table:table-cell>
          <table:table-cell table:style-name="ce2" office:value-type="float" office:value="22.9664506796948" calcext:value-type="float">
            <text:p>22.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3.573852473656" calcext:value-type="float">
            <text:p>13.57</text:p>
          </table:table-cell>
          <table:table-cell table:style-name="ce2" office:value-type="float" office:value="13.8596177888909" calcext:value-type="float">
            <text:p>13.86</text:p>
          </table:table-cell>
          <table:table-cell table:style-name="ce2" office:value-type="float" office:value="27.5065352579194" calcext:value-type="float">
            <text:p>27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29.5483232273234" calcext:value-type="float">
            <text:p>29.55</text:p>
          </table:table-cell>
          <table:table-cell table:style-name="ce2" office:value-type="float" office:value="17.1439178319515" calcext:value-type="float">
            <text:p>17.14</text:p>
          </table:table-cell>
          <table:table-cell table:style-name="ce2" office:value-type="float" office:value="77.185991832694" calcext:value-type="float">
            <text:p>77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6.7199917432139" calcext:value-type="float">
            <text:p>16.72</text:p>
          </table:table-cell>
          <table:table-cell table:style-name="ce2" office:value-type="float" office:value="26.4423573124161" calcext:value-type="float">
            <text:p>26.44</text:p>
          </table:table-cell>
          <table:table-cell table:style-name="ce2" office:value-type="float" office:value="43.4960608249905" calcext:value-type="float">
            <text:p>43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6262269271268" calcext:value-type="float">
            <text:p>10.63</text:p>
          </table:table-cell>
          <table:table-cell table:style-name="ce2" office:value-type="float" office:value="15.4748104179607" calcext:value-type="float">
            <text:p>15.47</text:p>
          </table:table-cell>
          <table:table-cell table:style-name="ce2" office:value-type="float" office:value="16.9861521240164" calcext:value-type="float">
            <text:p>16.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9.4783983140148" calcext:value-type="float">
            <text:p>29.48</text:p>
          </table:table-cell>
          <table:table-cell table:style-name="ce2" office:value-type="float" office:value="11.004064428722" calcext:value-type="float">
            <text:p>11.00</text:p>
          </table:table-cell>
          <table:table-cell table:style-name="ce2" office:value-type="float" office:value="38.9023891959313" calcext:value-type="float">
            <text:p>38.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9.7845681959576" calcext:value-type="float">
            <text:p>19.78</text:p>
          </table:table-cell>
          <table:table-cell table:style-name="ce2" office:value-type="float" office:value="16.163172591403" calcext:value-type="float">
            <text:p>16.16</text:p>
          </table:table-cell>
          <table:table-cell table:style-name="ce2" office:value-type="float" office:value="36.6060448225473" calcext:value-type="float">
            <text:p>36.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.30199129884815" calcext:value-type="float">
            <text:p>9.30</text:p>
          </table:table-cell>
          <table:table-cell table:style-name="ce2" office:value-type="float" office:value="14.5648465799107" calcext:value-type="float">
            <text:p>14.56</text:p>
          </table:table-cell>
          <table:table-cell table:style-name="ce2" office:value-type="float" office:value="28.955286812197" calcext:value-type="float">
            <text:p>28.96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v1 comparison to H-AACONC +Swap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v1 Standar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v1 No Local Opt</text:p>
          </table:table-cell>
          <table:table-cell office:value-type="string" calcext:value-type="string">
            <text:p>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0.83" calcext:value-type="float">
            <text:p>190.83</text:p>
          </table:table-cell>
          <table:table-cell table:style-name="ce16" office:value-type="float" office:value="221.54" calcext:value-type="float">
            <text:p>221.54</text:p>
          </table:table-cell>
          <table:table-cell table:style-name="ce2" table:formula="of:=100*([.C385]-[.B385])/[.B385]" office:value-type="float" office:value="16.0928575171619" calcext:value-type="float">
            <text:p>16.09</text:p>
          </table:table-cell>
          <table:table-cell table:style-name="ce2" office:value-type="float" office:value="361.73" calcext:value-type="float">
            <text:p>361.73</text:p>
          </table:table-cell>
          <table:table-cell table:style-name="ce2" table:formula="of:=100*([.E385]-[.B385])/[.B385]" office:value-type="float" office:value="89.5561494523922" calcext:value-type="float">
            <text:p>89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7.83" calcext:value-type="float">
            <text:p>197.83</text:p>
          </table:table-cell>
          <table:table-cell table:style-name="ce16" office:value-type="float" office:value="230.97" calcext:value-type="float">
            <text:p>230.97</text:p>
          </table:table-cell>
          <table:table-cell table:style-name="ce2" table:formula="of:=100*([.C386]-[.B386])/[.B386]" office:value-type="float" office:value="16.7517565586615" calcext:value-type="float">
            <text:p>16.75</text:p>
          </table:table-cell>
          <table:table-cell table:style-name="ce2" office:value-type="float" office:value="314.64" calcext:value-type="float">
            <text:p>314.64</text:p>
          </table:table-cell>
          <table:table-cell table:style-name="ce2" table:formula="of:=100*([.E386]-[.B386])/[.B386]" office:value-type="float" office:value="59.045645250973" calcext:value-type="float">
            <text:p>59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7.61" calcext:value-type="float">
            <text:p>187.61</text:p>
          </table:table-cell>
          <table:table-cell table:style-name="ce16" office:value-type="float" office:value="231.85" calcext:value-type="float">
            <text:p>231.85</text:p>
          </table:table-cell>
          <table:table-cell table:style-name="ce2" table:formula="of:=100*([.C387]-[.B387])/[.B387]" office:value-type="float" office:value="23.5808325782208" calcext:value-type="float">
            <text:p>23.58</text:p>
          </table:table-cell>
          <table:table-cell table:style-name="ce2" office:value-type="float" office:value="275.8" calcext:value-type="float">
            <text:p>275.80</text:p>
          </table:table-cell>
          <table:table-cell table:style-name="ce2" table:formula="of:=100*([.E387]-[.B387])/[.B387]" office:value-type="float" office:value="47.007089174351" calcext:value-type="float">
            <text:p>47.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57.93" calcext:value-type="float">
            <text:p>657.93</text:p>
          </table:table-cell>
          <table:table-cell table:style-name="ce16" office:value-type="float" office:value="743.39" calcext:value-type="float">
            <text:p>743.39</text:p>
          </table:table-cell>
          <table:table-cell table:style-name="ce2" table:formula="of:=100*([.C388]-[.B388])/[.B388]" office:value-type="float" office:value="12.9892237776055" calcext:value-type="float">
            <text:p>12.99</text:p>
          </table:table-cell>
          <table:table-cell table:style-name="ce2" office:value-type="float" office:value="833.11" calcext:value-type="float">
            <text:p>833.11</text:p>
          </table:table-cell>
          <table:table-cell table:style-name="ce2" table:formula="of:=100*([.E388]-[.B388])/[.B388]" office:value-type="float" office:value="26.6259328499993" calcext:value-type="float">
            <text:p>26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3.88" calcext:value-type="float">
            <text:p>613.88</text:p>
          </table:table-cell>
          <table:table-cell table:style-name="ce16" office:value-type="float" office:value="699.49" calcext:value-type="float">
            <text:p>699.49</text:p>
          </table:table-cell>
          <table:table-cell table:style-name="ce2" table:formula="of:=100*([.C389]-[.B389])/[.B389]" office:value-type="float" office:value="13.9457222910015" calcext:value-type="float">
            <text:p>13.95</text:p>
          </table:table-cell>
          <table:table-cell table:style-name="ce2" office:value-type="float" office:value="785.3" calcext:value-type="float">
            <text:p>785.30</text:p>
          </table:table-cell>
          <table:table-cell table:style-name="ce2" table:formula="of:=100*([.E389]-[.B389])/[.B389]" office:value-type="float" office:value="27.924024239265" calcext:value-type="float">
            <text:p>27.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2.58" calcext:value-type="float">
            <text:p>402.58</text:p>
          </table:table-cell>
          <table:table-cell table:style-name="ce16" office:value-type="float" office:value="523.44" calcext:value-type="float">
            <text:p>523.44</text:p>
          </table:table-cell>
          <table:table-cell table:style-name="ce2" table:formula="of:=100*([.C390]-[.B390])/[.B390]" office:value-type="float" office:value="30.0213622137215" calcext:value-type="float">
            <text:p>30.02</text:p>
          </table:table-cell>
          <table:table-cell table:style-name="ce2" office:value-type="float" office:value="715.92" calcext:value-type="float">
            <text:p>715.92</text:p>
          </table:table-cell>
          <table:table-cell table:style-name="ce2" table:formula="of:=100*([.E390]-[.B390])/[.B390]" office:value-type="float" office:value="77.832977296438" calcext:value-type="float">
            <text:p>77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4.72" calcext:value-type="float">
            <text:p>294.72</text:p>
          </table:table-cell>
          <table:table-cell table:style-name="ce16" office:value-type="float" office:value="339.27" calcext:value-type="float">
            <text:p>339.27</text:p>
          </table:table-cell>
          <table:table-cell table:style-name="ce2" table:formula="of:=100*([.C391]-[.B391])/[.B391]" office:value-type="float" office:value="15.1160423452769" calcext:value-type="float">
            <text:p>15.12</text:p>
          </table:table-cell>
          <table:table-cell table:style-name="ce2" office:value-type="float" office:value="417.1" calcext:value-type="float">
            <text:p>417.10</text:p>
          </table:table-cell>
          <table:table-cell table:style-name="ce2" table:formula="of:=100*([.E391]-[.B391])/[.B391]" office:value-type="float" office:value="41.5241585233442" calcext:value-type="float">
            <text:p>41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23.23" calcext:value-type="float">
            <text:p>3023.23</text:p>
          </table:table-cell>
          <table:table-cell table:style-name="ce16" office:value-type="float" office:value="3330.48" calcext:value-type="float">
            <text:p>3330.48</text:p>
          </table:table-cell>
          <table:table-cell table:style-name="ce2" table:formula="of:=100*([.C392]-[.B392])/[.B392]" office:value-type="float" office:value="10.162971391525" calcext:value-type="float">
            <text:p>10.16</text:p>
          </table:table-cell>
          <table:table-cell table:style-name="ce2" office:value-type="float" office:value="3521.95" calcext:value-type="float">
            <text:p>3521.95</text:p>
          </table:table-cell>
          <table:table-cell table:style-name="ce2" table:formula="of:=100*([.E392]-[.B392])/[.B392]" office:value-type="float" office:value="16.4962639296382" calcext:value-type="float">
            <text:p>16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27.94" calcext:value-type="float">
            <text:p>1827.94</text:p>
          </table:table-cell>
          <table:table-cell table:style-name="ce16" office:value-type="float" office:value="2408.35" calcext:value-type="float">
            <text:p>2408.35</text:p>
          </table:table-cell>
          <table:table-cell table:style-name="ce2" table:formula="of:=100*([.C393]-[.B393])/[.B393]" office:value-type="float" office:value="31.7521362845608" calcext:value-type="float">
            <text:p>31.75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table:formula="of:=100*([.E393]-[.B393])/[.B393]" office:value-type="float" office:value="41.3416195279933" calcext:value-type="float">
            <text:p>41.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3.94" calcext:value-type="float">
            <text:p>1383.94</text:p>
          </table:table-cell>
          <table:table-cell table:style-name="ce16" office:value-type="float" office:value="1655.83" calcext:value-type="float">
            <text:p>1655.83</text:p>
          </table:table-cell>
          <table:table-cell table:style-name="ce2" table:formula="of:=100*([.C394]-[.B394])/[.B394]" office:value-type="float" office:value="19.64608292267" calcext:value-type="float">
            <text:p>19.65</text:p>
          </table:table-cell>
          <table:table-cell table:style-name="ce2" office:value-type="float" office:value="1888.36" calcext:value-type="float">
            <text:p>1888.36</text:p>
          </table:table-cell>
          <table:table-cell table:style-name="ce2" table:formula="of:=100*([.E394]-[.B394])/[.B394]" office:value-type="float" office:value="36.4481119123661" calcext:value-type="float">
            <text:p>36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31.64" calcext:value-type="float">
            <text:p>1031.64</text:p>
          </table:table-cell>
          <table:table-cell table:style-name="ce16" office:value-type="float" office:value="1140.61" calcext:value-type="float">
            <text:p>1140.61</text:p>
          </table:table-cell>
          <table:table-cell table:style-name="ce2" table:formula="of:=100*([.C395]-[.B395])/[.B395]" office:value-type="float" office:value="10.5627932224419" calcext:value-type="float">
            <text:p>10.56</text:p>
          </table:table-cell>
          <table:table-cell table:style-name="ce2" office:value-type="float" office:value="1345.7" calcext:value-type="float">
            <text:p>1345.70</text:p>
          </table:table-cell>
          <table:table-cell table:style-name="ce2" table:formula="of:=100*([.E395]-[.B395])/[.B395]" office:value-type="float" office:value="30.4427901205847" calcext:value-type="float">
            <text:p>30.4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3" table:number-rows-spanned="1">
            <text:p>v1 comparison to H-AACONC +Swap csv</text:p>
          </table:table-cell>
          <table:covered-table-cell table:style-name="Default"/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 Standard</text:p>
          </table:table-cell>
          <table:table-cell office:value-type="string" calcext:value-type="string">
            <text:p>V1 +Swap</text:p>
          </table:table-cell>
          <table:table-cell office:value-type="string" calcext:value-type="string">
            <text:p>v1 No Local Op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6.0928575171619" calcext:value-type="float">
            <text:p>16.09</text:p>
          </table:table-cell>
          <table:table-cell table:style-name="ce2" office:value-type="float" office:value="39.1919509511083" calcext:value-type="float">
            <text:p>39.19</text:p>
          </table:table-cell>
          <table:table-cell table:style-name="ce2" office:value-type="float" office:value="89.5561494523922" calcext:value-type="float">
            <text:p>89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6.7517565586615" calcext:value-type="float">
            <text:p>16.75</text:p>
          </table:table-cell>
          <table:table-cell table:style-name="ce2" office:value-type="float" office:value="13.4206136581914" calcext:value-type="float">
            <text:p>13.42</text:p>
          </table:table-cell>
          <table:table-cell table:style-name="ce2" office:value-type="float" office:value="59.045645250973" calcext:value-type="float">
            <text:p>59.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5808325782208" calcext:value-type="float">
            <text:p>23.58</text:p>
          </table:table-cell>
          <table:table-cell table:style-name="ce2" office:value-type="float" office:value="23.9539470177496" calcext:value-type="float">
            <text:p>23.95</text:p>
          </table:table-cell>
          <table:table-cell table:style-name="ce2" office:value-type="float" office:value="47.007089174351" calcext:value-type="float">
            <text:p>47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2.9892237776055" calcext:value-type="float">
            <text:p>12.99</text:p>
          </table:table-cell>
          <table:table-cell table:style-name="ce2" office:value-type="float" office:value="17.2556350979588" calcext:value-type="float">
            <text:p>17.26</text:p>
          </table:table-cell>
          <table:table-cell table:style-name="ce2" office:value-type="float" office:value="26.6259328499993" calcext:value-type="float">
            <text:p>26.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3.9457222910015" calcext:value-type="float">
            <text:p>13.95</text:p>
          </table:table-cell>
          <table:table-cell table:style-name="ce2" office:value-type="float" office:value="14.2324232749071" calcext:value-type="float">
            <text:p>14.23</text:p>
          </table:table-cell>
          <table:table-cell table:style-name="ce2" office:value-type="float" office:value="27.924024239265" calcext:value-type="float">
            <text:p>27.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0.0213622137215" calcext:value-type="float">
            <text:p>30.02</text:p>
          </table:table-cell>
          <table:table-cell table:style-name="ce2" office:value-type="float" office:value="17.5716627751006" calcext:value-type="float">
            <text:p>17.57</text:p>
          </table:table-cell>
          <table:table-cell table:style-name="ce2" office:value-type="float" office:value="77.832977296438" calcext:value-type="float">
            <text:p>77.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5.1160423452769" calcext:value-type="float">
            <text:p>15.12</text:p>
          </table:table-cell>
          <table:table-cell table:style-name="ce2" office:value-type="float" office:value="24.7048045602606" calcext:value-type="float">
            <text:p>24.70</text:p>
          </table:table-cell>
          <table:table-cell table:style-name="ce2" office:value-type="float" office:value="41.5241585233442" calcext:value-type="float">
            <text:p>41.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162971391525" calcext:value-type="float">
            <text:p>10.16</text:p>
          </table:table-cell>
          <table:table-cell table:style-name="ce2" office:value-type="float" office:value="14.9912510791438" calcext:value-type="float">
            <text:p>14.99</text:p>
          </table:table-cell>
          <table:table-cell table:style-name="ce2" office:value-type="float" office:value="16.4962639296382" calcext:value-type="float">
            <text:p>16.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1.7521362845608" calcext:value-type="float">
            <text:p>31.75</text:p>
          </table:table-cell>
          <table:table-cell table:style-name="ce2" office:value-type="float" office:value="12.9533792137597" calcext:value-type="float">
            <text:p>12.95</text:p>
          </table:table-cell>
          <table:table-cell table:style-name="ce2" office:value-type="float" office:value="41.3416195279933" calcext:value-type="float">
            <text:p>41.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9.64608292267" calcext:value-type="float">
            <text:p>19.65</text:p>
          </table:table-cell>
          <table:table-cell table:style-name="ce2" office:value-type="float" office:value="16.0288740841366" calcext:value-type="float">
            <text:p>16.03</text:p>
          </table:table-cell>
          <table:table-cell table:style-name="ce2" office:value-type="float" office:value="36.4481119123661" calcext:value-type="float">
            <text:p>36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.5627932224419" calcext:value-type="float">
            <text:p>10.56</text:p>
          </table:table-cell>
          <table:table-cell table:style-name="ce2" office:value-type="float" office:value="15.8863557054786" calcext:value-type="float">
            <text:p>15.89</text:p>
          </table:table-cell>
          <table:table-cell table:style-name="ce2" office:value-type="float" office:value="30.4427901205847" calcext:value-type="float">
            <text:p>30.44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mparison Local Opt H-AACONC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Standard Best</text:p>
          </table:table-cell>
          <table:table-cell office:value-type="string" calcext:value-type="string">
            <text:p>+Swap Be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o Local Opt Best</text:p>
          </table:table-cell>
          <table:table-cell office:value-type="string" calcext:value-type="string">
            <text:p>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table:style-name="ce2" office:value-type="float" office:value="190.83" calcext:value-type="float">
            <text:p>190.83</text:p>
          </table:table-cell>
          <table:table-cell table:style-name="ce2" table:formula="of:=100*([.C415]-[.B415])/[.B415]" office:value-type="float" office:value="-0.104695597550117" calcext:value-type="float">
            <text:p>-0.10</text:p>
          </table:table-cell>
          <table:table-cell table:style-name="ce2" office:value-type="float" office:value="209.36" calcext:value-type="float">
            <text:p>209.36</text:p>
          </table:table-cell>
          <table:table-cell table:style-name="ce2" table:formula="of:=100*([.E415]-[.B415])/[.B415]" office:value-type="float" office:value="9.59535151546878" calcext:value-type="float">
            <text:p>9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95.01" calcext:value-type="float">
            <text:p>195.01</text:p>
          </table:table-cell>
          <table:table-cell table:style-name="ce2" office:value-type="float" office:value="197.83" calcext:value-type="float">
            <text:p>197.83</text:p>
          </table:table-cell>
          <table:table-cell table:style-name="ce2" table:formula="of:=100*([.C416]-[.B416])/[.B416]" office:value-type="float" office:value="1.44607968822113" calcext:value-type="float">
            <text:p>1.45</text:p>
          </table:table-cell>
          <table:table-cell table:style-name="ce2" office:value-type="float" office:value="206.64" calcext:value-type="float">
            <text:p>206.64</text:p>
          </table:table-cell>
          <table:table-cell table:style-name="ce2" table:formula="of:=100*([.E416]-[.B416])/[.B416]" office:value-type="float" office:value="5.9637967283729" calcext:value-type="float">
            <text:p>5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85.41" calcext:value-type="float">
            <text:p>185.41</text:p>
          </table:table-cell>
          <table:table-cell table:style-name="ce2" office:value-type="float" office:value="187.61" calcext:value-type="float">
            <text:p>187.61</text:p>
          </table:table-cell>
          <table:table-cell table:style-name="ce2" table:formula="of:=100*([.C417]-[.B417])/[.B417]" office:value-type="float" office:value="1.18655951674668" calcext:value-type="float">
            <text:p>1.19</text:p>
          </table:table-cell>
          <table:table-cell table:style-name="ce2" office:value-type="float" office:value="203.68" calcext:value-type="float">
            <text:p>203.68</text:p>
          </table:table-cell>
          <table:table-cell table:style-name="ce2" table:formula="of:=100*([.E417]-[.B417])/[.B417]" office:value-type="float" office:value="9.85383744134621" calcext:value-type="float">
            <text:p>9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77.51" calcext:value-type="float">
            <text:p>677.51</text:p>
          </table:table-cell>
          <table:table-cell table:style-name="ce2" office:value-type="float" office:value="657.93" calcext:value-type="float">
            <text:p>657.93</text:p>
          </table:table-cell>
          <table:table-cell table:style-name="ce2" table:formula="of:=100*([.C418]-[.B418])/[.B418]" office:value-type="float" office:value="-2.88999424362741" calcext:value-type="float">
            <text:p>-2.89</text:p>
          </table:table-cell>
          <table:table-cell table:style-name="ce2" office:value-type="float" office:value="712.5" calcext:value-type="float">
            <text:p>712.50</text:p>
          </table:table-cell>
          <table:table-cell table:style-name="ce2" table:formula="of:=100*([.E418]-[.B418])/[.B418]" office:value-type="float" office:value="5.16449941698278" calcext:value-type="float">
            <text:p>5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615.89" calcext:value-type="float">
            <text:p>615.89</text:p>
          </table:table-cell>
          <table:table-cell table:style-name="ce2" office:value-type="float" office:value="613.88" calcext:value-type="float">
            <text:p>613.88</text:p>
          </table:table-cell>
          <table:table-cell table:style-name="ce2" table:formula="of:=100*([.C419]-[.B419])/[.B419]" office:value-type="float" office:value="-0.326356979330723" calcext:value-type="float">
            <text:p>-0.33</text:p>
          </table:table-cell>
          <table:table-cell table:style-name="ce2" office:value-type="float" office:value="645.66" calcext:value-type="float">
            <text:p>645.66</text:p>
          </table:table-cell>
          <table:table-cell table:style-name="ce2" table:formula="of:=100*([.E419]-[.B419])/[.B419]" office:value-type="float" office:value="4.83365536053516" calcext:value-type="float">
            <text:p>4.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404.05" calcext:value-type="float">
            <text:p>404.05</text:p>
          </table:table-cell>
          <table:table-cell table:style-name="ce2" office:value-type="float" office:value="402.58" calcext:value-type="float">
            <text:p>402.58</text:p>
          </table:table-cell>
          <table:table-cell table:style-name="ce2" table:formula="of:=100*([.C420]-[.B420])/[.B420]" office:value-type="float" office:value="-0.363816359361472" calcext:value-type="float">
            <text:p>-0.36</text:p>
          </table:table-cell>
          <table:table-cell table:style-name="ce2" office:value-type="float" office:value="428.15" calcext:value-type="float">
            <text:p>428.15</text:p>
          </table:table-cell>
          <table:table-cell table:style-name="ce2" table:formula="of:=100*([.E420]-[.B420])/[.B420]" office:value-type="float" office:value="5.9646083405519" calcext:value-type="float">
            <text:p>5.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90.67" calcext:value-type="float">
            <text:p>290.67</text:p>
          </table:table-cell>
          <table:table-cell table:style-name="ce2" office:value-type="float" office:value="294.72" calcext:value-type="float">
            <text:p>294.72</text:p>
          </table:table-cell>
          <table:table-cell table:style-name="ce2" table:formula="of:=100*([.C421]-[.B421])/[.B421]" office:value-type="float" office:value="1.39333264526783" calcext:value-type="float">
            <text:p>1.39</text:p>
          </table:table-cell>
          <table:table-cell table:style-name="ce2" office:value-type="float" office:value="313.57" calcext:value-type="float">
            <text:p>313.57</text:p>
          </table:table-cell>
          <table:table-cell table:style-name="ce2" table:formula="of:=100*([.E421]-[.B421])/[.B421]" office:value-type="float" office:value="7.87835001892179" calcext:value-type="float">
            <text:p>7.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10.57" calcext:value-type="float">
            <text:p>3010.57</text:p>
          </table:table-cell>
          <table:table-cell table:style-name="ce2" office:value-type="float" office:value="3023.23" calcext:value-type="float">
            <text:p>3023.23</text:p>
          </table:table-cell>
          <table:table-cell table:style-name="ce2" table:formula="of:=100*([.C422]-[.B422])/[.B422]" office:value-type="float" office:value="0.420518373597022" calcext:value-type="float">
            <text:p>0.42</text:p>
          </table:table-cell>
          <table:table-cell table:style-name="ce2" office:value-type="float" office:value="3081.17" calcext:value-type="float">
            <text:p>3081.17</text:p>
          </table:table-cell>
          <table:table-cell table:style-name="ce2" table:formula="of:=100*([.E422]-[.B422])/[.B422]" office:value-type="float" office:value="2.34507086697868" calcext:value-type="float">
            <text:p>2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860.04" calcext:value-type="float">
            <text:p>1860.04</text:p>
          </table:table-cell>
          <table:table-cell table:style-name="ce2" office:value-type="float" office:value="1827.94" calcext:value-type="float">
            <text:p>1827.94</text:p>
          </table:table-cell>
          <table:table-cell table:style-name="ce2" table:formula="of:=100*([.C423]-[.B423])/[.B423]" office:value-type="float" office:value="-1.7257693382938" calcext:value-type="float">
            <text:p>-1.73</text:p>
          </table:table-cell>
          <table:table-cell table:style-name="ce2" office:value-type="float" office:value="1922.65" calcext:value-type="float">
            <text:p>1922.65</text:p>
          </table:table-cell>
          <table:table-cell table:style-name="ce2" table:formula="of:=100*([.E423]-[.B423])/[.B423]" office:value-type="float" office:value="3.36605664394315" calcext:value-type="float">
            <text:p>3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382.34" calcext:value-type="float">
            <text:p>1382.34</text:p>
          </table:table-cell>
          <table:table-cell table:style-name="ce2" office:value-type="float" office:value="1383.94" calcext:value-type="float">
            <text:p>1383.94</text:p>
          </table:table-cell>
          <table:table-cell table:style-name="ce2" table:formula="of:=100*([.C424]-[.B424])/[.B424]" office:value-type="float" office:value="0.115745764428443" calcext:value-type="float">
            <text:p>0.12</text:p>
          </table:table-cell>
          <table:table-cell table:style-name="ce2" office:value-type="float" office:value="1444" calcext:value-type="float">
            <text:p>1444.00</text:p>
          </table:table-cell>
          <table:table-cell table:style-name="ce2" table:formula="of:=100*([.E424]-[.B424])/[.B424]" office:value-type="float" office:value="4.46055239666074" calcext:value-type="float">
            <text:p>4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043.54" calcext:value-type="float">
            <text:p>1043.54</text:p>
          </table:table-cell>
          <table:table-cell table:style-name="ce2" office:value-type="float" office:value="1031.64" calcext:value-type="float">
            <text:p>1031.64</text:p>
          </table:table-cell>
          <table:table-cell table:style-name="ce2" table:formula="of:=100*([.C425]-[.B425])/[.B425]" office:value-type="float" office:value="-1.14034919600589" calcext:value-type="float">
            <text:p>-1.14</text:p>
          </table:table-cell>
          <table:table-cell table:style-name="ce2" office:value-type="float" office:value="1113.63" calcext:value-type="float">
            <text:p>1113.63</text:p>
          </table:table-cell>
          <table:table-cell table:style-name="ce2" table:formula="of:=100*([.E425]-[.B425])/[.B425]" office:value-type="float" office:value="6.71656093681125" calcext:value-type="float">
            <text:p>6.72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gaps to H-AACONC Standard Best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+Swap Best</text:p>
          </table:table-cell>
          <table:table-cell office:value-type="string" calcext:value-type="string">
            <text:p>No Local Opt B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-0.104695597550117" calcext:value-type="float">
            <text:p>-0.10</text:p>
          </table:table-cell>
          <table:table-cell table:style-name="ce2" office:value-type="float" office:value="9.59535151546878" calcext:value-type="float">
            <text:p>9.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.44607968822113" calcext:value-type="float">
            <text:p>1.45</text:p>
          </table:table-cell>
          <table:table-cell table:style-name="ce2" office:value-type="float" office:value="5.9637967283729" calcext:value-type="float">
            <text:p>5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.18655951674668" calcext:value-type="float">
            <text:p>1.19</text:p>
          </table:table-cell>
          <table:table-cell table:style-name="ce2" office:value-type="float" office:value="9.85383744134621" calcext:value-type="float">
            <text:p>9.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-2.88999424362741" calcext:value-type="float">
            <text:p>-2.89</text:p>
          </table:table-cell>
          <table:table-cell table:style-name="ce2" office:value-type="float" office:value="5.16449941698278" calcext:value-type="float">
            <text:p>5.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-0.326356979330723" calcext:value-type="float">
            <text:p>-0.33</text:p>
          </table:table-cell>
          <table:table-cell table:style-name="ce2" office:value-type="float" office:value="4.83365536053516" calcext:value-type="float">
            <text:p>4.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-0.363816359361472" calcext:value-type="float">
            <text:p>-0.36</text:p>
          </table:table-cell>
          <table:table-cell table:style-name="ce2" office:value-type="float" office:value="5.9646083405519" calcext:value-type="float">
            <text:p>5.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1.39333264526783" calcext:value-type="float">
            <text:p>1.39</text:p>
          </table:table-cell>
          <table:table-cell table:style-name="ce2" office:value-type="float" office:value="7.87835001892179" calcext:value-type="float">
            <text:p>7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0.420518373597022" calcext:value-type="float">
            <text:p>0.42</text:p>
          </table:table-cell>
          <table:table-cell table:style-name="ce2" office:value-type="float" office:value="2.34507086697868" calcext:value-type="float">
            <text:p>2.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-1.7257693382938" calcext:value-type="float">
            <text:p>-1.73</text:p>
          </table:table-cell>
          <table:table-cell table:style-name="ce2" office:value-type="float" office:value="3.36605664394315" calcext:value-type="float">
            <text:p>3.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0.115745764428443" calcext:value-type="float">
            <text:p>0.12</text:p>
          </table:table-cell>
          <table:table-cell table:style-name="ce2" office:value-type="float" office:value="4.46055239666074" calcext:value-type="float">
            <text:p>4.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-1.14034919600589" calcext:value-type="float">
            <text:p>-1.14</text:p>
          </table:table-cell>
          <table:table-cell table:style-name="ce2" office:value-type="float" office:value="6.71656093681125" calcext:value-type="float">
            <text:p>6.72</text:p>
          </table:table-cell>
          <table:table-cell table:number-columns-repeated="8"/>
        </table:table-row>
        <calcext:conditional-formats>
          <calcext:conditional-format calcext:target-range-address="Sheet1.G312:Sheet1.G321 Sheet1.E413:Sheet1.E423 Sheet1.D430:Sheet1.D439 Sheet1.C365:Sheet1.C375">
            <calcext:condition calcext:apply-style-name="Good" calcext:value="formula-is([.D385]=MIN([.$B385];[.$C385];[.$G311]))" calcext:base-cell-address="Sheet1.C312"/>
          </calcext:conditional-format>
          <calcext:conditional-format calcext:target-range-address="Sheet1.C413:Sheet1.C423 Sheet1.C429:Sheet1.C439 Sheet1.C385:Sheet1.C395">
            <calcext:condition calcext:apply-style-name="Good" calcext:value="formula-is([.C459]=MIN([.$B459];[.$C459];[.$G385]))" calcext:base-cell-address="Sheet1.C38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3:52:00.230597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59:49.594588635</meta:creation-date>
    <meta:generator>LibreOffice/7.6.7.2$Linux_X86_64 LibreOffice_project/60$Build-2</meta:generator>
    <dc:date>2024-06-18T19:29:43.095000499</dc:date>
    <meta:editing-duration>P2DT2H11M54S</meta:editing-duration>
    <meta:editing-cycles>622</meta:editing-cycles>
    <meta:document-statistic meta:table-count="1" meta:cell-count="1864" meta:object-count="0"/>
  </office:meta>
</office:document-meta>
</file>